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ce style:name="Liberation Mono1" svg:font-family="'Liberation Mono'"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officeooo:rsid="001d7070" officeooo:paragraph-rsid="001d7070"/>
    </style:style>
    <style:style style:name="P2" style:family="paragraph" style:parent-style-name="Preformatted_20_Text">
      <style:paragraph-properties fo:text-align="center" style:justify-single-word="false"/>
      <style:text-properties fo:font-size="12pt" fo:font-weight="bold" officeooo:rsid="006b835c" officeooo:paragraph-rsid="006b835c" style:font-size-asian="12pt" style:font-weight-asian="bold" style:font-size-complex="12pt" style:font-weight-complex="bold"/>
    </style:style>
    <style:style style:name="P3" style:family="paragraph" style:parent-style-name="Preformatted_20_Text">
      <style:paragraph-properties fo:text-align="center" style:justify-single-word="false"/>
      <style:text-properties fo:font-size="12pt" fo:font-weight="bold" officeooo:rsid="006e40ca" officeooo:paragraph-rsid="006e40ca" style:font-size-asian="12pt" style:font-weight-asian="bold" style:font-size-complex="12pt" style:font-weight-complex="bold"/>
    </style:style>
    <style:style style:name="P4" style:family="paragraph" style:parent-style-name="Preformatted_20_Text">
      <style:text-properties fo:font-variant="normal" fo:text-transform="none" fo:color="#000000" style:font-name="Liberation Serif1" fo:font-size="12pt" fo:letter-spacing="normal" fo:language="la" fo:country="VA" fo:font-style="normal" fo:font-weight="normal" officeooo:rsid="00b0c520" officeooo:paragraph-rsid="00b0c520"/>
    </style:style>
    <style:style style:name="P5" style:family="paragraph" style:parent-style-name="Preformatted_20_Text">
      <style:text-properties fo:font-variant="normal" fo:text-transform="none" fo:color="#000000" style:font-name="Liberation Serif1" fo:font-size="12pt" fo:letter-spacing="normal" fo:language="la" fo:country="VA" fo:font-style="normal" fo:font-weight="normal" officeooo:rsid="00b0c520" officeooo:paragraph-rsid="00dba044"/>
    </style:style>
    <style:style style:name="P6" style:family="paragraph" style:parent-style-name="Preformatted_20_Text">
      <style:text-properties fo:font-variant="normal" fo:text-transform="none" fo:color="#000000" style:font-name="Liberation Serif1" fo:font-size="12pt" fo:letter-spacing="normal" fo:language="la" fo:country="VA" fo:font-style="normal" fo:font-weight="normal" officeooo:rsid="00b0c520" officeooo:paragraph-rsid="00dcf38b"/>
    </style:style>
    <style:style style:name="P7" style:family="paragraph" style:parent-style-name="Preformatted_20_Text">
      <style:text-properties fo:font-variant="normal" fo:text-transform="none" fo:color="#000000" style:font-name="Liberation Serif1" fo:font-size="12pt" fo:letter-spacing="normal" fo:language="la" fo:country="VA" fo:font-style="normal" fo:font-weight="normal" officeooo:rsid="00be1ec1" officeooo:paragraph-rsid="00be1ec1"/>
    </style:style>
    <style:style style:name="P8" style:family="paragraph" style:parent-style-name="Preformatted_20_Text">
      <style:text-properties fo:font-variant="normal" fo:text-transform="none" fo:color="#000000" style:font-name="Liberation Serif1" fo:font-size="12pt" fo:letter-spacing="normal" fo:language="la" fo:country="VA" fo:font-style="normal" fo:font-weight="normal" officeooo:rsid="00dba044" officeooo:paragraph-rsid="00dcf38b"/>
    </style:style>
    <style:style style:name="P9" style:family="paragraph" style:parent-style-name="Preformatted_20_Text">
      <style:text-properties fo:font-variant="normal" fo:text-transform="none" fo:color="#000000" style:font-name="Liberation Serif1" fo:font-size="12pt" fo:letter-spacing="normal" fo:language="la" fo:country="VA" fo:font-style="normal" fo:font-weight="normal" officeooo:rsid="00dcf38b" officeooo:paragraph-rsid="00dcf38b"/>
    </style:style>
    <style:style style:name="P10" style:family="paragraph" style:parent-style-name="Preformatted_20_Text">
      <style:text-properties officeooo:rsid="003af5b7" officeooo:paragraph-rsid="0037b53a"/>
    </style:style>
    <style:style style:name="P11" style:family="paragraph" style:parent-style-name="Heading_20_2">
      <style:text-properties fo:font-variant="normal" fo:text-transform="none" fo:color="#000000" style:font-name="Liberation Serif1" fo:font-size="12pt" fo:letter-spacing="normal" fo:language="la" fo:country="VA" fo:font-style="normal" fo:font-weight="normal" officeooo:rsid="00be1ec1" officeooo:paragraph-rsid="00be1ec1"/>
    </style:style>
    <style:style style:name="P12" style:family="paragraph" style:parent-style-name="Standard">
      <style:text-properties fo:font-variant="normal" fo:text-transform="none" fo:color="#000000" style:font-name="Liberation Serif1" fo:font-size="12pt" fo:letter-spacing="normal" fo:language="la" fo:country="VA" fo:font-style="normal" fo:font-weight="normal" officeooo:rsid="00be1ec1" officeooo:paragraph-rsid="00c14eea" style:font-size-asian="12pt" style:font-weight-asian="normal" style:font-size-complex="12pt" style:font-weight-complex="normal"/>
    </style:style>
    <style:style style:name="P13" style:family="paragraph" style:parent-style-name="Standard">
      <style:text-properties fo:font-variant="normal" fo:text-transform="none" fo:color="#000000" style:font-name="Liberation Serif1" fo:font-size="14pt" fo:letter-spacing="normal" fo:language="la" fo:country="VA" fo:font-style="normal" fo:font-weight="bold" officeooo:rsid="00be1ec1" officeooo:paragraph-rsid="00c14eea" style:font-size-asian="14pt" style:font-weight-asian="bold" style:font-size-complex="14pt" style:font-weight-complex="bold"/>
    </style:style>
    <style:style style:name="P14" style:family="paragraph" style:parent-style-name="Standard">
      <style:text-properties fo:font-variant="normal" fo:text-transform="none" fo:color="#000000" style:font-name="Liberation Serif1" fo:font-size="14pt" fo:letter-spacing="normal" fo:language="la" fo:country="VA" fo:font-style="normal" fo:font-weight="bold" officeooo:rsid="00c34eea" officeooo:paragraph-rsid="00c34eea" style:font-size-asian="14pt" style:font-weight-asian="bold" style:font-size-complex="14pt" style:font-weight-complex="bold"/>
    </style:style>
    <style:style style:name="P15" style:family="paragraph" style:parent-style-name="Standard">
      <style:text-properties fo:font-variant="normal" fo:text-transform="none" fo:color="#000000" style:font-name="Liberation Serif1" fo:font-size="14pt" fo:letter-spacing="normal" fo:language="la" fo:country="VA" fo:font-style="normal" fo:font-weight="bold" officeooo:rsid="00c44cba" officeooo:paragraph-rsid="00c44cba" style:font-size-asian="14pt" style:font-weight-asian="bold" style:font-size-complex="14pt" style:font-weight-complex="bold"/>
    </style:style>
    <style:style style:name="P16" style:family="paragraph" style:parent-style-name="Standard">
      <style:text-properties fo:font-variant="normal" fo:text-transform="none" fo:color="#000000" style:font-name="Liberation Serif1" fo:font-size="14pt" fo:letter-spacing="normal" fo:language="la" fo:country="VA" fo:font-style="normal" fo:font-weight="bold" officeooo:rsid="00c4a40f" officeooo:paragraph-rsid="00c4a40f" style:font-size-asian="14pt" style:font-weight-asian="bold" style:font-size-complex="14pt" style:font-weight-complex="bold"/>
    </style:style>
    <style:style style:name="P17" style:family="paragraph" style:parent-style-name="Standard">
      <style:text-properties fo:font-variant="normal" fo:text-transform="none" fo:color="#000000" style:font-name="Liberation Serif1" fo:font-size="14pt" fo:letter-spacing="normal" fo:language="la" fo:country="VA" fo:font-style="normal" fo:font-weight="bold" officeooo:rsid="00c5ff31" officeooo:paragraph-rsid="00c5ff31" style:font-size-asian="14pt" style:font-weight-asian="bold" style:font-size-complex="14pt" style:font-weight-complex="bold"/>
    </style:style>
    <style:style style:name="P18" style:family="paragraph" style:parent-style-name="Standard">
      <style:text-properties fo:font-size="12pt" fo:font-weight="normal" officeooo:paragraph-rsid="00c14eea" style:font-size-asian="12pt" style:font-weight-asian="normal" style:font-size-complex="12pt" style:font-weight-complex="normal"/>
    </style:style>
    <style:style style:name="P19" style:family="paragraph" style:parent-style-name="Standard">
      <style:text-properties fo:font-size="12pt" fo:font-weight="normal" officeooo:rsid="00c6a721" officeooo:paragraph-rsid="00c6a721" style:font-size-asian="12pt" style:font-weight-asian="normal" style:font-size-complex="12pt" style:font-weight-complex="normal"/>
    </style:style>
    <style:style style:name="P20" style:family="paragraph" style:parent-style-name="Standard" style:list-style-name="L3">
      <style:text-properties officeooo:paragraph-rsid="002bf8b8"/>
    </style:style>
    <style:style style:name="P21" style:family="paragraph" style:parent-style-name="Standard" style:list-style-name="L3">
      <style:text-properties officeooo:rsid="0033753f" officeooo:paragraph-rsid="0033753f"/>
    </style:style>
    <style:style style:name="P22" style:family="paragraph" style:parent-style-name="Standard" style:list-style-name="L3">
      <style:text-properties officeooo:rsid="00339f7e" officeooo:paragraph-rsid="00339f7e"/>
    </style:style>
    <style:style style:name="P23" style:family="paragraph" style:parent-style-name="Standard" style:list-style-name="L3">
      <style:text-properties fo:font-style="normal" officeooo:rsid="00339f7e" officeooo:paragraph-rsid="00339f7e" style:font-style-asian="normal" style:font-style-complex="normal"/>
    </style:style>
    <style:style style:name="P24" style:family="paragraph" style:parent-style-name="Standard" style:list-style-name="L3">
      <style:text-properties fo:font-style="normal" officeooo:rsid="00569394" officeooo:paragraph-rsid="00569394" style:font-style-asian="normal" style:font-style-complex="normal"/>
    </style:style>
    <style:style style:name="P25" style:family="paragraph" style:parent-style-name="Standard" style:list-style-name="L3">
      <style:text-properties fo:font-style="normal" officeooo:rsid="00355940" officeooo:paragraph-rsid="00355940" style:font-style-asian="normal" style:font-style-complex="normal"/>
    </style:style>
    <style:style style:name="P26" style:family="paragraph" style:parent-style-name="Preformatted_20_Text" style:list-style-name="L1">
      <style:text-properties officeooo:rsid="006b835c" officeooo:paragraph-rsid="006e40ca"/>
    </style:style>
    <style:style style:name="P27" style:family="paragraph" style:parent-style-name="Preformatted_20_Text" style:list-style-name="L1">
      <style:text-properties officeooo:rsid="007451b6" officeooo:paragraph-rsid="007451b6" fo:background-color="transparent"/>
    </style:style>
    <style:style style:name="P28" style:family="paragraph" style:parent-style-name="Preformatted_20_Text" style:list-style-name="L1">
      <style:text-properties officeooo:rsid="006ca77a" officeooo:paragraph-rsid="006e40ca" fo:background-color="transparent"/>
    </style:style>
    <style:style style:name="P29" style:family="paragraph" style:parent-style-name="Preformatted_20_Text" style:list-style-name="L1">
      <style:text-properties officeooo:rsid="006ca77a" officeooo:paragraph-rsid="00722a90" fo:background-color="#ffff00"/>
    </style:style>
    <style:style style:name="P30" style:family="paragraph" style:parent-style-name="Preformatted_20_Text" style:list-style-name="L1">
      <style:text-properties officeooo:rsid="006ca77a" officeooo:paragraph-rsid="006e40ca" fo:background-color="#ffff00"/>
    </style:style>
    <style:style style:name="P31" style:family="paragraph" style:parent-style-name="Preformatted_20_Text" style:list-style-name="L1">
      <style:text-properties officeooo:rsid="00729d94" officeooo:paragraph-rsid="00729d94" fo:background-color="#ffff00"/>
    </style:style>
    <style:style style:name="P32" style:family="paragraph" style:parent-style-name="Preformatted_20_Text" style:list-style-name="L1">
      <style:text-properties officeooo:rsid="0076eea6" officeooo:paragraph-rsid="0076eea6" fo:background-color="#ffff00"/>
    </style:style>
    <style:style style:name="P33" style:family="paragraph" style:parent-style-name="Preformatted_20_Text" style:list-style-name="L1">
      <style:text-properties officeooo:rsid="006ca77a" officeooo:paragraph-rsid="006e40ca"/>
    </style:style>
    <style:style style:name="P34" style:family="paragraph" style:parent-style-name="Preformatted_20_Text" style:list-style-name="L1">
      <style:text-properties officeooo:rsid="006e40ca" officeooo:paragraph-rsid="006e40ca"/>
    </style:style>
    <style:style style:name="P35" style:family="paragraph" style:parent-style-name="Preformatted_20_Text" style:list-style-name="L1">
      <style:text-properties officeooo:rsid="00702d42" officeooo:paragraph-rsid="00702d42"/>
    </style:style>
    <style:style style:name="P36" style:family="paragraph" style:parent-style-name="Preformatted_20_Text" style:list-style-name="L1">
      <style:text-properties officeooo:rsid="00729d94" officeooo:paragraph-rsid="00729d94"/>
    </style:style>
    <style:style style:name="P37" style:family="paragraph" style:parent-style-name="Preformatted_20_Text" style:list-style-name="L1">
      <style:text-properties officeooo:rsid="00784ca3" officeooo:paragraph-rsid="00784ca3"/>
    </style:style>
    <style:style style:name="P38" style:family="paragraph" style:parent-style-name="Preformatted_20_Text" style:list-style-name="L2">
      <style:text-properties officeooo:paragraph-rsid="0026d634"/>
    </style:style>
    <style:style style:name="P39" style:family="paragraph" style:parent-style-name="Preformatted_20_Text" style:list-style-name="L2">
      <style:text-properties officeooo:paragraph-rsid="00afa641"/>
    </style:style>
    <style:style style:name="P40" style:family="paragraph" style:parent-style-name="Preformatted_20_Text" style:list-style-name="L2">
      <style:text-properties officeooo:paragraph-rsid="00b0c520"/>
    </style:style>
    <style:style style:name="P41" style:family="paragraph" style:parent-style-name="Preformatted_20_Text" style:list-style-name="L2">
      <style:text-properties officeooo:rsid="001d7070" officeooo:paragraph-rsid="001d7070"/>
    </style:style>
    <style:style style:name="P42" style:family="paragraph" style:parent-style-name="Preformatted_20_Text" style:list-style-name="L2">
      <style:text-properties officeooo:rsid="001f59d1" officeooo:paragraph-rsid="001f59d1"/>
    </style:style>
    <style:style style:name="P43" style:family="paragraph" style:parent-style-name="Preformatted_20_Text" style:list-style-name="L2">
      <style:text-properties officeooo:rsid="001f59d1" officeooo:paragraph-rsid="001f5bee"/>
    </style:style>
    <style:style style:name="P44" style:family="paragraph" style:parent-style-name="Preformatted_20_Text" style:list-style-name="L2">
      <style:text-properties officeooo:rsid="001f5bee" officeooo:paragraph-rsid="002a3d54"/>
    </style:style>
    <style:style style:name="P45" style:family="paragraph" style:parent-style-name="Preformatted_20_Text" style:list-style-name="L2">
      <style:text-properties officeooo:rsid="001f5bee" officeooo:paragraph-rsid="001f5bee"/>
    </style:style>
    <style:style style:name="P46" style:family="paragraph" style:parent-style-name="Preformatted_20_Text" style:list-style-name="L2">
      <style:text-properties officeooo:rsid="001f5bee" officeooo:paragraph-rsid="00cc1e92"/>
    </style:style>
    <style:style style:name="P47" style:family="paragraph" style:parent-style-name="Preformatted_20_Text" style:list-style-name="L2">
      <style:text-properties officeooo:rsid="00216d6b" officeooo:paragraph-rsid="0039cb54"/>
    </style:style>
    <style:style style:name="P48" style:family="paragraph" style:parent-style-name="Preformatted_20_Text" style:list-style-name="L2">
      <style:text-properties officeooo:rsid="0039cb54" officeooo:paragraph-rsid="0039cb54"/>
    </style:style>
    <style:style style:name="P49" style:family="paragraph" style:parent-style-name="Preformatted_20_Text" style:list-style-name="L2">
      <style:text-properties officeooo:rsid="0022cfcf" officeooo:paragraph-rsid="0022cfcf"/>
    </style:style>
    <style:style style:name="P50" style:family="paragraph" style:parent-style-name="Preformatted_20_Text" style:list-style-name="L2">
      <style:text-properties officeooo:rsid="0022cfcf" officeooo:paragraph-rsid="0023d9ee"/>
    </style:style>
    <style:style style:name="P51" style:family="paragraph" style:parent-style-name="Preformatted_20_Text" style:list-style-name="L2">
      <style:text-properties officeooo:rsid="00d5430c" officeooo:paragraph-rsid="00d5f058"/>
    </style:style>
    <style:style style:name="P52" style:family="paragraph" style:parent-style-name="Preformatted_20_Text" style:list-style-name="L2">
      <style:text-properties officeooo:rsid="0026d634" officeooo:paragraph-rsid="0026d634"/>
    </style:style>
    <style:style style:name="P53" style:family="paragraph" style:parent-style-name="Preformatted_20_Text" style:list-style-name="L2">
      <style:text-properties officeooo:rsid="0026d634" officeooo:paragraph-rsid="00c8d82e"/>
    </style:style>
    <style:style style:name="P54" style:family="paragraph" style:parent-style-name="Preformatted_20_Text" style:list-style-name="L3">
      <style:text-properties officeooo:rsid="00355940" officeooo:paragraph-rsid="00355940"/>
    </style:style>
    <style:style style:name="P55" style:family="paragraph" style:parent-style-name="Preformatted_20_Text" style:list-style-name="L3">
      <style:text-properties officeooo:rsid="00355940" officeooo:paragraph-rsid="003735fe"/>
    </style:style>
    <style:style style:name="P56" style:family="paragraph" style:parent-style-name="Preformatted_20_Text" style:list-style-name="L3">
      <style:text-properties fo:font-style="normal" officeooo:rsid="00355940" officeooo:paragraph-rsid="00355940" style:font-style-asian="normal" style:font-style-complex="normal"/>
    </style:style>
    <style:style style:name="P57" style:family="paragraph" style:parent-style-name="Preformatted_20_Text" style:list-style-name="L3">
      <style:text-properties fo:font-style="normal" officeooo:rsid="003735fe" officeooo:paragraph-rsid="003735fe" style:font-style-asian="normal" style:font-style-complex="normal"/>
    </style:style>
    <style:style style:name="P58" style:family="paragraph" style:parent-style-name="Preformatted_20_Text" style:list-style-name="L3">
      <style:text-properties fo:font-style="normal" officeooo:rsid="0037b53a" officeooo:paragraph-rsid="0037b53a" style:font-style-asian="normal" style:font-style-complex="normal"/>
    </style:style>
    <style:style style:name="P59" style:family="paragraph" style:parent-style-name="Preformatted_20_Text" style:list-style-name="L3">
      <style:text-properties officeooo:rsid="003735fe" officeooo:paragraph-rsid="003735fe"/>
    </style:style>
    <style:style style:name="P60" style:family="paragraph" style:parent-style-name="Preformatted_20_Text" style:list-style-name="L3">
      <style:text-properties officeooo:rsid="0037b53a" officeooo:paragraph-rsid="0037b53a"/>
    </style:style>
    <style:style style:name="P61" style:family="paragraph" style:parent-style-name="Preformatted_20_Text" style:list-style-name="L2">
      <style:text-properties officeooo:rsid="0037b53a" officeooo:paragraph-rsid="0037b53a"/>
    </style:style>
    <style:style style:name="P62" style:family="paragraph" style:parent-style-name="Preformatted_20_Text" style:list-style-name="L2">
      <style:text-properties officeooo:rsid="00bb829d" officeooo:paragraph-rsid="00bb829d"/>
    </style:style>
    <style:style style:name="P63" style:family="paragraph" style:parent-style-name="Preformatted_20_Text" style:list-style-name="L2">
      <style:text-properties officeooo:rsid="00bc0160" officeooo:paragraph-rsid="00bc0160"/>
    </style:style>
    <style:style style:name="P64" style:family="paragraph" style:parent-style-name="Preformatted_20_Text" style:list-style-name="L2">
      <style:text-properties officeooo:rsid="00bc574f" officeooo:paragraph-rsid="00bc574f"/>
    </style:style>
    <style:style style:name="P65" style:family="paragraph" style:parent-style-name="Preformatted_20_Text" style:list-style-name="L2">
      <style:text-properties officeooo:rsid="00bde1d5" officeooo:paragraph-rsid="00bde1d5"/>
    </style:style>
    <style:style style:name="P66" style:family="paragraph" style:parent-style-name="Preformatted_20_Text" style:list-style-name="L2">
      <style:text-properties officeooo:rsid="004297db" officeooo:paragraph-rsid="00875159"/>
    </style:style>
    <style:style style:name="P67" style:family="paragraph" style:parent-style-name="Preformatted_20_Text" style:list-style-name="L2">
      <style:text-properties officeooo:rsid="004297db" officeooo:paragraph-rsid="00864586"/>
    </style:style>
    <style:style style:name="P68" style:family="paragraph" style:parent-style-name="Preformatted_20_Text" style:list-style-name="L2">
      <style:text-properties officeooo:rsid="0047e7fe" officeooo:paragraph-rsid="00864586"/>
    </style:style>
    <style:style style:name="P69" style:family="paragraph" style:parent-style-name="Preformatted_20_Text" style:list-style-name="L2">
      <style:text-properties officeooo:rsid="00864586" officeooo:paragraph-rsid="00864586"/>
    </style:style>
    <style:style style:name="P70" style:family="paragraph" style:parent-style-name="Preformatted_20_Text" style:list-style-name="L2">
      <style:text-properties officeooo:rsid="004347bd" officeooo:paragraph-rsid="004347bd"/>
    </style:style>
    <style:style style:name="P71" style:family="paragraph" style:parent-style-name="Preformatted_20_Text" style:list-style-name="L2">
      <style:text-properties officeooo:rsid="004ef6e3" officeooo:paragraph-rsid="004ef6e3"/>
    </style:style>
    <style:style style:name="P72" style:family="paragraph" style:parent-style-name="Preformatted_20_Text" style:list-style-name="L2">
      <style:text-properties officeooo:rsid="0050b3ab" officeooo:paragraph-rsid="0050b3ab"/>
    </style:style>
    <style:style style:name="P73" style:family="paragraph" style:parent-style-name="Preformatted_20_Text" style:list-style-name="L2">
      <style:text-properties officeooo:rsid="00526015" officeooo:paragraph-rsid="0084cab8"/>
    </style:style>
    <style:style style:name="P74" style:family="paragraph" style:parent-style-name="Preformatted_20_Text" style:list-style-name="L2">
      <style:text-properties officeooo:rsid="0089ea0a" officeooo:paragraph-rsid="0089ea0a"/>
    </style:style>
    <style:style style:name="P75" style:family="paragraph" style:parent-style-name="Preformatted_20_Text" style:list-style-name="L2">
      <style:text-properties officeooo:rsid="008b95ae" officeooo:paragraph-rsid="008b95ae"/>
    </style:style>
    <style:style style:name="P76" style:family="paragraph" style:parent-style-name="Preformatted_20_Text" style:list-style-name="L2">
      <style:text-properties officeooo:rsid="008c8108" officeooo:paragraph-rsid="008c8108"/>
    </style:style>
    <style:style style:name="P77" style:family="paragraph" style:parent-style-name="Preformatted_20_Text" style:list-style-name="L2">
      <style:text-properties officeooo:rsid="008c8108" officeooo:paragraph-rsid="00912f9c"/>
    </style:style>
    <style:style style:name="P78" style:family="paragraph" style:parent-style-name="Preformatted_20_Text" style:list-style-name="L2">
      <style:text-properties officeooo:rsid="008dda2b" officeooo:paragraph-rsid="008dda2b"/>
    </style:style>
    <style:style style:name="P79" style:family="paragraph" style:parent-style-name="Preformatted_20_Text" style:list-style-name="L2">
      <style:text-properties officeooo:rsid="008dda2b" officeooo:paragraph-rsid="00902aab"/>
    </style:style>
    <style:style style:name="P80" style:family="paragraph" style:parent-style-name="Preformatted_20_Text" style:list-style-name="L2">
      <style:text-properties officeooo:rsid="00902aab" officeooo:paragraph-rsid="00902aab"/>
    </style:style>
    <style:style style:name="P81" style:family="paragraph" style:parent-style-name="Preformatted_20_Text" style:list-style-name="L2">
      <style:text-properties officeooo:rsid="0092bf08" officeooo:paragraph-rsid="00a0fd6d"/>
    </style:style>
    <style:style style:name="P82" style:family="paragraph" style:parent-style-name="Preformatted_20_Text" style:list-style-name="L2">
      <style:text-properties officeooo:rsid="0092bf08" officeooo:paragraph-rsid="0092bf08"/>
    </style:style>
    <style:style style:name="P83" style:family="paragraph" style:parent-style-name="Preformatted_20_Text" style:list-style-name="L2">
      <style:text-properties officeooo:rsid="00a0fd6d" officeooo:paragraph-rsid="00a0fd6d"/>
    </style:style>
    <style:style style:name="P84" style:family="paragraph" style:parent-style-name="Preformatted_20_Text" style:list-style-name="L2">
      <style:text-properties officeooo:rsid="0092c1ef" officeooo:paragraph-rsid="0092c1ef"/>
    </style:style>
    <style:style style:name="P85" style:family="paragraph" style:parent-style-name="Preformatted_20_Text" style:list-style-name="L2">
      <style:text-properties officeooo:rsid="009a53f5" officeooo:paragraph-rsid="009a53f5"/>
    </style:style>
    <style:style style:name="P86" style:family="paragraph" style:parent-style-name="Preformatted_20_Text" style:list-style-name="L2">
      <style:text-properties officeooo:rsid="009c67ca" officeooo:paragraph-rsid="009c67ca"/>
    </style:style>
    <style:style style:name="P87" style:family="paragraph" style:parent-style-name="Preformatted_20_Text" style:list-style-name="L2">
      <style:text-properties officeooo:rsid="00b0fd77" officeooo:paragraph-rsid="00b0fd77"/>
    </style:style>
    <style:style style:name="P88" style:family="paragraph" style:parent-style-name="Preformatted_20_Text" style:list-style-name="L2">
      <style:text-properties officeooo:rsid="00b2d671" officeooo:paragraph-rsid="00b2d671"/>
    </style:style>
    <style:style style:name="P89" style:family="paragraph" style:parent-style-name="Preformatted_20_Text" style:list-style-name="L2">
      <style:text-properties officeooo:rsid="00b2d671" officeooo:paragraph-rsid="00b41705"/>
    </style:style>
    <style:style style:name="P90" style:family="paragraph" style:parent-style-name="Preformatted_20_Text" style:list-style-name="L2">
      <style:text-properties officeooo:rsid="00b2d671" officeooo:paragraph-rsid="00b50570"/>
    </style:style>
    <style:style style:name="P91" style:family="paragraph" style:parent-style-name="Preformatted_20_Text" style:list-style-name="L2">
      <style:text-properties officeooo:rsid="00b2d671" officeooo:paragraph-rsid="00b9e26c"/>
    </style:style>
    <style:style style:name="P92" style:family="paragraph" style:parent-style-name="Preformatted_20_Text" style:list-style-name="L2">
      <style:text-properties officeooo:rsid="00bec17f" officeooo:paragraph-rsid="00bec17f"/>
    </style:style>
    <style:style style:name="P93" style:family="paragraph" style:parent-style-name="Preformatted_20_Text" style:list-style-name="L2">
      <style:text-properties officeooo:rsid="00b50570" officeooo:paragraph-rsid="00b50570"/>
    </style:style>
    <style:style style:name="P94" style:family="paragraph" style:parent-style-name="Preformatted_20_Text" style:list-style-name="L2">
      <style:text-properties officeooo:rsid="00b6abd3" officeooo:paragraph-rsid="00b6abd3"/>
    </style:style>
    <style:style style:name="P95" style:family="paragraph" style:parent-style-name="Preformatted_20_Text" style:list-style-name="L2">
      <style:text-properties officeooo:rsid="00b833ee" officeooo:paragraph-rsid="00b833ee"/>
    </style:style>
    <style:style style:name="P96" style:family="paragraph" style:parent-style-name="Preformatted_20_Text" style:list-style-name="L2">
      <style:text-properties officeooo:rsid="00b9e26c" officeooo:paragraph-rsid="00b9e26c"/>
    </style:style>
    <style:style style:name="P97" style:family="paragraph" style:parent-style-name="Preformatted_20_Text" style:list-style-name="L2">
      <style:text-properties officeooo:rsid="00a8800e" officeooo:paragraph-rsid="00a8800e"/>
    </style:style>
    <style:style style:name="P98" style:family="paragraph" style:parent-style-name="Preformatted_20_Text" style:list-style-name="L2">
      <style:text-properties officeooo:rsid="00aad5ce" officeooo:paragraph-rsid="00aad5ce"/>
    </style:style>
    <style:style style:name="P99" style:family="paragraph" style:parent-style-name="Preformatted_20_Text" style:list-style-name="L2">
      <style:text-properties officeooo:rsid="00aca285" officeooo:paragraph-rsid="00aca285"/>
    </style:style>
    <style:style style:name="P100" style:family="paragraph" style:parent-style-name="Preformatted_20_Text" style:list-style-name="L2">
      <style:text-properties officeooo:rsid="00aaf305" officeooo:paragraph-rsid="00aaf305"/>
    </style:style>
    <style:style style:name="P101" style:family="paragraph" style:parent-style-name="Preformatted_20_Text" style:list-style-name="L2">
      <style:text-properties officeooo:rsid="00a9f774" officeooo:paragraph-rsid="00a9f774"/>
    </style:style>
    <style:style style:name="P102" style:family="paragraph" style:parent-style-name="Preformatted_20_Text" style:list-style-name="L2">
      <style:text-properties fo:font-variant="normal" fo:text-transform="none" fo:color="#000000" style:font-name="Liberation Mono1" fo:font-size="10pt" fo:letter-spacing="normal" fo:font-style="normal" fo:font-weight="normal" officeooo:rsid="00aca285" officeooo:paragraph-rsid="00aca285" style:font-size-asian="10pt" style:font-size-complex="10pt"/>
    </style:style>
    <style:style style:name="P103" style:family="paragraph" style:parent-style-name="Preformatted_20_Text">
      <style:text-properties officeooo:rsid="00def8d1" officeooo:paragraph-rsid="00def8d1"/>
    </style:style>
    <style:style style:name="P104" style:family="paragraph" style:parent-style-name="Text_20_body" style:list-style-name="L2">
      <style:text-properties officeooo:paragraph-rsid="0026d634"/>
    </style:style>
    <style:style style:name="P105" style:family="paragraph" style:parent-style-name="Text_20_body" style:list-style-name="L3"/>
    <style:style style:name="P106" style:family="paragraph" style:parent-style-name="Text_20_body" style:list-style-name="L3">
      <style:paragraph-properties fo:margin-top="0in" fo:margin-bottom="0in" loext:contextual-spacing="false"/>
    </style:style>
    <style:style style:name="T1" style:family="text">
      <style:text-properties officeooo:rsid="001f5bee"/>
    </style:style>
    <style:style style:name="T2" style:family="text">
      <style:text-properties officeooo:rsid="00204af0"/>
    </style:style>
    <style:style style:name="T3" style:family="text">
      <style:text-properties officeooo:rsid="0023d9ee"/>
    </style:style>
    <style:style style:name="T4" style:family="text">
      <style:text-properties officeooo:rsid="00257ad2"/>
    </style:style>
    <style:style style:name="T5" style:family="text">
      <style:text-properties officeooo:rsid="00270f90"/>
    </style:style>
    <style:style style:name="T6" style:family="text">
      <style:text-properties officeooo:rsid="00281bef"/>
    </style:style>
    <style:style style:name="T7" style:family="text">
      <style:text-properties fo:font-style="italic"/>
    </style:style>
    <style:style style:name="T8" style:family="text">
      <style:text-properties fo:font-style="italic"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officeooo:rsid="00355940" style:font-style-asian="normal" style:font-style-complex="normal"/>
    </style:style>
    <style:style style:name="T11" style:family="text">
      <style:text-properties fo:font-style="normal" officeooo:rsid="003735fe" style:font-style-asian="normal" style:font-style-complex="normal"/>
    </style:style>
    <style:style style:name="T12" style:family="text">
      <style:text-properties fo:font-style="normal" officeooo:rsid="0037b53a" style:font-style-asian="normal" style:font-style-complex="normal"/>
    </style:style>
    <style:style style:name="T13" style:family="text">
      <style:text-properties fo:font-style="normal" officeooo:rsid="003eefc4" style:font-style-asian="normal" style:font-style-complex="normal"/>
    </style:style>
    <style:style style:name="T14" style:family="text">
      <style:text-properties fo:font-style="normal" officeooo:rsid="0054f774" style:font-style-asian="normal" style:font-style-complex="normal"/>
    </style:style>
    <style:style style:name="T15" style:family="text">
      <style:text-properties fo:font-style="normal" officeooo:rsid="006ade94" style:font-style-asian="normal" style:font-style-complex="normal"/>
    </style:style>
    <style:style style:name="T16" style:family="text">
      <style:text-properties fo:font-style="normal" officeooo:rsid="007bd471" style:font-style-asian="normal" style:font-style-complex="normal"/>
    </style:style>
    <style:style style:name="T17" style:family="text">
      <style:text-properties fo:font-style="normal" officeooo:rsid="007f2abc" style:font-style-asian="normal" style:font-style-complex="normal"/>
    </style:style>
    <style:style style:name="T18" style:family="text">
      <style:text-properties fo:font-weight="bold"/>
    </style:style>
    <style:style style:name="T19" style:family="text">
      <style:text-properties officeooo:rsid="00327813"/>
    </style:style>
    <style:style style:name="T20" style:family="text">
      <style:text-properties officeooo:rsid="0037e3bc"/>
    </style:style>
    <style:style style:name="T21" style:family="text">
      <style:text-properties officeooo:rsid="0039cb54"/>
    </style:style>
    <style:style style:name="T22" style:family="text">
      <style:text-properties officeooo:rsid="003af5b7"/>
    </style:style>
    <style:style style:name="T23" style:family="text">
      <style:text-properties officeooo:rsid="003fbf5c"/>
    </style:style>
    <style:style style:name="T24" style:family="text">
      <style:text-properties officeooo:rsid="00405f62"/>
    </style:style>
    <style:style style:name="T25" style:family="text">
      <style:text-properties officeooo:rsid="00452dc9"/>
    </style:style>
    <style:style style:name="T26" style:family="text">
      <style:text-properties officeooo:rsid="0046127d"/>
    </style:style>
    <style:style style:name="T27" style:family="text">
      <style:text-properties officeooo:rsid="0047e7fe"/>
    </style:style>
    <style:style style:name="T28" style:family="text">
      <style:text-properties officeooo:rsid="00495d36"/>
    </style:style>
    <style:style style:name="T29" style:family="text">
      <style:text-properties officeooo:rsid="004ba221"/>
    </style:style>
    <style:style style:name="T30" style:family="text">
      <style:text-properties officeooo:rsid="0050b3ab"/>
    </style:style>
    <style:style style:name="T31" style:family="text">
      <style:text-properties fo:background-color="#ffff00" loext:char-shading-value="0"/>
    </style:style>
    <style:style style:name="T32" style:family="text">
      <style:text-properties officeooo:rsid="004ba221" fo:background-color="#ffff00" loext:char-shading-value="0"/>
    </style:style>
    <style:style style:name="T33" style:family="text">
      <style:text-properties officeooo:rsid="005ba50d" fo:background-color="#ffff00" loext:char-shading-value="0"/>
    </style:style>
    <style:style style:name="T34" style:family="text">
      <style:text-properties officeooo:rsid="0076eea6" fo:background-color="#ffff00" loext:char-shading-value="0"/>
    </style:style>
    <style:style style:name="T35" style:family="text">
      <style:text-properties officeooo:rsid="0080557e" fo:background-color="#ffff00" loext:char-shading-value="0"/>
    </style:style>
    <style:style style:name="T36" style:family="text">
      <style:text-properties officeooo:rsid="00864586" fo:background-color="#ffff00" loext:char-shading-value="0"/>
    </style:style>
    <style:style style:name="T37" style:family="text">
      <style:text-properties officeooo:rsid="00875159" fo:background-color="#ffff00" loext:char-shading-value="0"/>
    </style:style>
    <style:style style:name="T38" style:family="text">
      <style:text-properties officeooo:rsid="00a22007" fo:background-color="#ffff00" loext:char-shading-value="0"/>
    </style:style>
    <style:style style:name="T39" style:family="text">
      <style:text-properties officeooo:rsid="00a35941" fo:background-color="#ffff00" loext:char-shading-value="0"/>
    </style:style>
    <style:style style:name="T40" style:family="text">
      <style:text-properties officeooo:rsid="0057878b"/>
    </style:style>
    <style:style style:name="T41" style:family="text">
      <style:text-properties officeooo:rsid="005c6b1a" fo:background-color="#ffffff" loext:char-shading-value="0"/>
    </style:style>
    <style:style style:name="T42" style:family="text">
      <style:text-properties officeooo:rsid="005f9723" fo:background-color="#ffffff" loext:char-shading-value="0"/>
    </style:style>
    <style:style style:name="T43" style:family="text">
      <style:text-properties officeooo:rsid="00615759" fo:background-color="#ffffff" loext:char-shading-value="0"/>
    </style:style>
    <style:style style:name="T44" style:family="text">
      <style:text-properties officeooo:rsid="006ca77a"/>
    </style:style>
    <style:style style:name="T45" style:family="text">
      <style:text-properties officeooo:rsid="006ea718"/>
    </style:style>
    <style:style style:name="T46" style:family="text">
      <style:text-properties officeooo:rsid="00702d42"/>
    </style:style>
    <style:style style:name="T47" style:family="text">
      <style:text-properties style:text-position="super 58%"/>
    </style:style>
    <style:style style:name="T48" style:family="text">
      <style:text-properties officeooo:rsid="0079e25e"/>
    </style:style>
    <style:style style:name="T49" style:family="text">
      <style:text-properties officeooo:rsid="007ac01f"/>
    </style:style>
    <style:style style:name="T50" style:family="text">
      <style:text-properties officeooo:rsid="007d078f"/>
    </style:style>
    <style:style style:name="T51" style:family="text">
      <style:text-properties fo:background-color="transparent" loext:char-shading-value="0"/>
    </style:style>
    <style:style style:name="T52" style:family="text">
      <style:text-properties officeooo:rsid="00615759" fo:background-color="transparent" loext:char-shading-value="0"/>
    </style:style>
    <style:style style:name="T53" style:family="text">
      <style:text-properties officeooo:rsid="0080557e" fo:background-color="transparent" loext:char-shading-value="0"/>
    </style:style>
    <style:style style:name="T54" style:family="text">
      <style:text-properties officeooo:rsid="0080f508" fo:background-color="transparent" loext:char-shading-value="0"/>
    </style:style>
    <style:style style:name="T55" style:family="text">
      <style:text-properties officeooo:rsid="00615a1e" fo:background-color="transparent" loext:char-shading-value="0"/>
    </style:style>
    <style:style style:name="T56" style:family="text">
      <style:text-properties officeooo:rsid="00864586" fo:background-color="transparent" loext:char-shading-value="0"/>
    </style:style>
    <style:style style:name="T57" style:family="text">
      <style:text-properties officeooo:rsid="005ba50d" fo:background-color="transparent" loext:char-shading-value="0"/>
    </style:style>
    <style:style style:name="T58" style:family="text">
      <style:text-properties officeooo:rsid="0086d4ee" fo:background-color="transparent" loext:char-shading-value="0"/>
    </style:style>
    <style:style style:name="T59" style:family="text">
      <style:text-properties officeooo:rsid="00875159" fo:background-color="transparent" loext:char-shading-value="0"/>
    </style:style>
    <style:style style:name="T60" style:family="text">
      <style:text-properties officeooo:rsid="0083e025"/>
    </style:style>
    <style:style style:name="T61" style:family="text">
      <style:text-properties officeooo:rsid="0084cab8"/>
    </style:style>
    <style:style style:name="T62" style:family="text">
      <style:text-properties officeooo:rsid="008ee615"/>
    </style:style>
    <style:style style:name="T63" style:family="text">
      <style:text-properties officeooo:rsid="00902aab"/>
    </style:style>
    <style:style style:name="T64" style:family="text">
      <style:text-properties officeooo:rsid="00912f9c"/>
    </style:style>
    <style:style style:name="T65" style:family="text">
      <style:text-properties officeooo:rsid="009546da"/>
    </style:style>
    <style:style style:name="T66" style:family="text">
      <style:text-properties officeooo:rsid="00955578"/>
    </style:style>
    <style:style style:name="T67" style:family="text">
      <style:text-properties officeooo:rsid="00972785"/>
    </style:style>
    <style:style style:name="T68" style:family="text">
      <style:text-properties officeooo:rsid="00974195"/>
    </style:style>
    <style:style style:name="T69" style:family="text">
      <style:text-properties officeooo:rsid="0097df7c"/>
    </style:style>
    <style:style style:name="T70" style:family="text">
      <style:text-properties officeooo:rsid="0099d4e9"/>
    </style:style>
    <style:style style:name="T71" style:family="text">
      <style:text-properties officeooo:rsid="009bf720"/>
    </style:style>
    <style:style style:name="T72" style:family="text">
      <style:text-properties officeooo:rsid="009dec9c"/>
    </style:style>
    <style:style style:name="T73" style:family="text">
      <style:text-properties officeooo:rsid="00a0fd6d"/>
    </style:style>
    <style:style style:name="T74" style:family="text">
      <style:text-properties officeooo:rsid="00a3b085"/>
    </style:style>
    <style:style style:name="T75" style:family="text">
      <style:text-properties officeooo:rsid="00a6f474"/>
    </style:style>
    <style:style style:name="T76" style:family="text">
      <style:text-properties officeooo:rsid="00a83b03"/>
    </style:style>
    <style:style style:name="T77" style:family="text">
      <style:text-properties officeooo:rsid="00a9f774"/>
    </style:style>
    <style:style style:name="T78" style:family="text">
      <style:text-properties officeooo:rsid="00aad5ce"/>
    </style:style>
    <style:style style:name="T79" style:family="text">
      <style:text-properties officeooo:rsid="00aaf305"/>
    </style:style>
    <style:style style:name="T80" style:family="text">
      <style:text-properties fo:font-variant="normal" fo:text-transform="none" fo:color="#000000" style:font-name="Liberation Serif1" fo:font-size="12pt" fo:letter-spacing="normal" fo:font-style="normal" fo:font-weight="normal"/>
    </style:style>
    <style:style style:name="T81" style:family="text">
      <style:text-properties fo:font-variant="normal" fo:text-transform="none" fo:color="#000000" style:font-name="Liberation Serif1" fo:font-size="12pt" fo:letter-spacing="normal" fo:font-style="normal" fo:font-weight="normal" officeooo:rsid="00b0c520"/>
    </style:style>
    <style:style style:name="T82" style:family="text">
      <style:text-properties fo:font-variant="normal" fo:text-transform="none" fo:color="#000000" style:font-name="Liberation Serif1" fo:font-size="12pt" fo:letter-spacing="normal" fo:language="la" fo:country="VA" fo:font-style="normal" fo:font-weight="normal"/>
    </style:style>
    <style:style style:name="T83" style:family="text">
      <style:text-properties fo:font-variant="normal" fo:text-transform="none" fo:color="#000000" style:font-name="Liberation Serif1" fo:font-size="12pt" fo:letter-spacing="normal" fo:language="la" fo:country="VA" fo:font-style="normal" fo:font-weight="normal" officeooo:rsid="00b0c520"/>
    </style:style>
    <style:style style:name="T84" style:family="text">
      <style:text-properties fo:font-variant="normal" fo:text-transform="none" fo:color="#000000" style:font-name="Liberation Mono1" fo:font-size="10pt" fo:letter-spacing="normal" fo:font-style="normal" fo:font-weight="normal" style:font-size-asian="10pt" style:font-size-complex="10pt"/>
    </style:style>
    <style:style style:name="T85" style:family="text">
      <style:text-properties fo:font-variant="normal" fo:text-transform="none" fo:color="#000000" style:font-name="Liberation Mono1" fo:font-size="10pt" fo:letter-spacing="normal" fo:font-style="normal" fo:font-weight="normal" officeooo:rsid="00aca285" style:font-size-asian="10pt" style:font-size-complex="10pt"/>
    </style:style>
    <style:style style:name="T86" style:family="text">
      <style:text-properties fo:font-variant="normal" fo:text-transform="none" fo:color="#000000" style:font-name="Liberation Mono1" fo:font-size="10pt" fo:letter-spacing="normal" fo:font-style="normal" fo:font-weight="normal" officeooo:rsid="00b0c520" style:font-size-asian="10pt" style:font-size-complex="10pt"/>
    </style:style>
    <style:style style:name="T87" style:family="text">
      <style:text-properties fo:font-variant="normal" fo:text-transform="none" fo:color="#000000" fo:letter-spacing="normal"/>
    </style:style>
    <style:style style:name="T88" style:family="text">
      <style:text-properties style:font-name="Liberation Serif1" fo:font-size="12pt" fo:language="la" fo:country="VA" fo:font-style="normal" fo:font-weight="normal" officeooo:rsid="00b0c520"/>
    </style:style>
    <style:style style:name="T89" style:family="text">
      <style:text-properties officeooo:rsid="00b41705"/>
    </style:style>
    <style:style style:name="T90" style:family="text">
      <style:text-properties officeooo:rsid="00b50570"/>
    </style:style>
    <style:style style:name="T91" style:family="text">
      <style:text-properties officeooo:rsid="00b8be4d"/>
    </style:style>
    <style:style style:name="T92" style:family="text">
      <style:text-properties officeooo:rsid="00b9f045"/>
    </style:style>
    <style:style style:name="T93" style:family="text">
      <style:text-properties officeooo:rsid="00bc574f"/>
    </style:style>
    <style:style style:name="T94" style:family="text">
      <style:text-properties officeooo:rsid="00bed15b"/>
    </style:style>
    <style:style style:name="T95" style:family="text">
      <style:text-properties officeooo:rsid="00c8afe9"/>
    </style:style>
    <style:style style:name="T96" style:family="text">
      <style:text-properties officeooo:rsid="00cbd4f2"/>
    </style:style>
    <style:style style:name="T97" style:family="text">
      <style:text-properties officeooo:rsid="00d5f058"/>
    </style:style>
    <style:style style:name="T98" style:family="text">
      <style:text-properties officeooo:rsid="00d76f5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mes of the work</text:p>
      <text:list xml:id="list51679559" text:style-name="L1">
        <text:list-item>
          <text:p text:style-name="P26">Breaking down absolute good and evil into greys, there are no absolutes.</text:p>
        </text:list-item>
        <text:list-item>
          <text:p text:style-name="P26">Breakdown of <text:span text:style-name="T44">sexual </text:span>prejudices, <text:span text:style-name="T46">sexual freedom.</text:span></text:p>
        </text:list-item>
        <text:list-item>
          <text:p text:style-name="P26">Religious tolerance, even the most vile and sinister seeming religions have <text:span text:style-name="T45">both</text:span> good hearted people counted among their faithful.</text:p>
          <text:list>
            <text:list-item>
              <text:p text:style-name="P27">Both RHP (catholicism) and LHP (demonolatry et al.) themes present themselves creating an interesting tapestry of concepts.</text:p>
            </text:list-item>
          </text:list>
        </text:list-item>
        <text:list-item>
          <text:p text:style-name="P29">Freedom of expression. raunchy, brutal and vulgar not to mention twisted humor.</text:p>
        </text:list-item>
        <text:list-item>
          <text:p text:style-name="P33">Mental health awareness (ie. the corruption of vampires is equated with mania, venom equates to drug abuse, etc).</text:p>
        </text:list-item>
        <text:list-item>
          <text:p text:style-name="P30">Romance, love gained, lost, regained. </text:p>
        </text:list-item>
        <text:list-item>
          <text:p text:style-name="P34">The most terrible of evils are not that way by nature. Guns are not evil but people use them for evil. Some diseases are spread by irresponsible behaviour. Anger is not an evil unless someone escalates it to violence. Susan ergo is not evil by the gifts she is given but terrible responsibility is demanded of her to govern it with wisdom and compassion.</text:p>
        </text:list-item>
        <text:list-item>
          <text:p text:style-name="P35"><text:span text:style-name="T31">Horror</text:span>, time is spent with graphic detail. </text:p>
          <text:list>
            <text:list-item>
              <text:p text:style-name="P35">vampire theme brings the <text:span text:style-name="T31">erotic</text:span> into the <text:span text:style-name="T31">gruesome</text:span>.</text:p>
            </text:list-item>
          </text:list>
        </text:list-item>
        <text:list-item>
          <text:p text:style-name="P28">Oddly, work life balance.</text:p>
        </text:list-item>
        <text:list-item>
          <text:p text:style-name="P36">Feminism, fourth generation.</text:p>
          <text:list>
            <text:list-item>
              <text:p text:style-name="P36"><text:span text:style-name="T31">Susan is </text:span><text:span text:style-name="T34">extremely </text:span><text:span text:style-name="T31">strong</text:span>, sometimes ruthless when necessary but always compassionate and caring when she can be.</text:p>
            </text:list-item>
            <text:list-item>
              <text:p text:style-name="P37">She is quiet and innocent, perhaps introverted, but her passion pushes her and shows noone is limited by their personality, nor is a personality immutable.</text:p>
            </text:list-item>
            <text:list-item>
              <text:p text:style-name="P31">Susan is the sole heroine of her story.</text:p>
            </text:list-item>
            <text:list-item>
              <text:p text:style-name="P36">Gender blurring, mitigation of gender and gender roles, is occasionally seen in story. It is a 4<text:span text:style-name="T47">th</text:span> gen feminist concept. It promotes a positive LGBT theme.</text:p>
            </text:list-item>
          </text:list>
        </text:list-item>
        <text:list-item>
          <text:p text:style-name="P32">Hope, dream the impossible dream of peace between peoples.</text:p>
        </text:list-item>
      </text:list>
      <text:p text:style-name="P1"/>
      <text:p text:style-name="P1"/>
      <text:p text:style-name="P103">Existential level threat</text:p>
      <text:p text:style-name="P1"/>
      <text:p text:style-name="P3">Hidden Details</text:p>
      <text:list xml:id="list2293022047" text:style-name="L2">
        <text:list-item>
          <text:p text:style-name="P41">Vampires existed throughout the time of the hominids, far outstripping most estimates of vampires existing throughout human existence.</text:p>
          <text:list>
            <text:list-item>
              <text:p text:style-name="P41">Listens to wind is an ancient black court vampire. His species is Neanderthal and he reached the new world by ship, a technology his species had more than 110,000 years. </text:p>
            </text:list-item>
            <text:list-item>
              <text:p text:style-name="P41">Likely he passed through the altai mountains and sailed to Alaska from northeastern russia, accessing the new world far earlier than others who came over the land bridge.</text:p>
            </text:list-item>
            <text:list-item>
              <text:p text:style-name="P41">Listens to wind is in fact <text:span text:style-name="T40">200</text:span>,000 years old in approximation.</text:p>
            </text:list-item>
          </text:list>
        </text:list-item>
        <text:list-item>
          <text:p text:style-name="P42">The coming of the great mother was a legend from the origin of the species, from when they first seen their prey procreate and establish families. Fascination begat wonder, wonder begat desire, desire then hope, hope then faith, and as faith spoke of the one mother to come to all vampires it came to pass by the power of faith alone.</text:p>
        </text:list-item>
        <text:list-item>
          <text:p text:style-name="P43">Susan was born under a star sign like Harry, but not <text:span text:style-name="T95">the</text:span> starborne but rather <text:span text:style-name="T95">the</text:span> pureborne. </text:p>
          <text:list>
            <text:list-item>
              <text:p text:style-name="P43">So far as any can tell she is the only one born of that sign and she was predestined for the vampire species. If it wasn’t Bianca’s ball it would have been some other way. </text:p>
            </text:list-item>
            <text:list-item>
              <text:p text:style-name="P43">Her <text:span text:style-name="T1">innate</text:span> incorruptability <text:span text:style-name="T1">gave her a destiny of washing the corruption away from the vampire species and raising it up to, over the course of millenia, the pinnacle of honor and virtue. A return to and eclipsing of the the honor of the times of Listens to Wind. They will always be a dark </text:span><text:soft-page-break/><text:span text:style-name="T1">species, still feed albeit not overfeed, yet their word will be true and they will protect and honor their prey.</text:span></text:p>
            </text:list-item>
          </text:list>
        </text:list-item>
        <text:list-item>
          <text:p text:style-name="P44">The great mother was modelled as a messiah, like <text:span text:style-name="T21">Osiris.</text:span></text:p>
        </text:list-item>
        <text:list-item>
          <text:p text:style-name="P47">The vampires were born of phage, at the dawn of the hominids, how and why only the fae know. </text:p>
          <text:list>
            <text:list-item>
              <text:p text:style-name="P48">What the fey know is that the courts came about by means of shamanic black magic. Phages were summoned forth to form a symbiotic relationship with the ritual casters in order to gain immortality. They didn’t know they were bringing evil into the world. Magic was with the hominids from the beginning, and is what brought them to dominance and intelligence in the world.</text:p>
            </text:list-item>
          </text:list>
        </text:list-item>
        <text:list-item>
          <text:p text:style-name="P48">All vampires had a certain virtue here on earth, a self-discipline and honor code born of their dependance on their prey which were not plentiful in the beginning. It was a self-discipline to overcome the unruly phage that dwelt within them and vestiges of that remained even after the ‘corruption’ was unleashed.</text:p>
        </text:list-item>
        <text:list-item>
          <text:p text:style-name="P49">They would only reproduce as much as the numbers of their prey would allow never causing a burden or sign that would reveal them. Black would behead there fallen prey. Reds would not turn. Not unless it was sensible.</text:p>
        </text:list-item>
        <text:list-item>
          <text:p text:style-name="P49"><text:span text:style-name="T22">All courts</text:span> would <text:span text:style-name="T21">be involved</text:span> in a turning <text:span text:style-name="T21">of any court</text:span>, it was something of tremendous consequence to not only the vampires but of their prey.</text:p>
        </text:list-item>
        <text:list-item>
          <text:p text:style-name="P49">The vampires would be considered to have worshipped the prey exactly like the Hindu are seen creating the vision of their food animals in the Gods they worship.</text:p>
        </text:list-item>
        <text:list-item>
          <text:p text:style-name="P50">Blacks would keep a perimeter around a human encampment to protect it. Whites lived in the encampment to evoke human emotion and guide <text:span text:style-name="T4">(or manipulate)</text:span> it. <text:span text:style-name="T3">The Reds were healers. Their venom, fangs and claws could anesthetize, turn pain to pleasure and allow surgery along with feeding. hereditary hemochromatosis was an mutation that developed from regular blood feedings. The disease is common among europeans and that is exactly where most of the red court existed before the ascension of the red king. All vampires originated in africa.</text:span></text:p>
        </text:list-item>
        <text:list-item>
          <text:p text:style-name="P45">The events of chichen itza incorporated at least the following events.</text:p>
          <text:list>
            <text:list-item>
              <text:p text:style-name="P46">The Red King triggered an event that had been long prepared for. <text:span text:style-name="T96">The Red King discovered the ritual of ascension 50K years ago. It’s actual name is the quickening of Osirus, which was what quickened Susan to godhood. His understanding of it’s nature was dearly wanting. His nature was corrupt and he wanted to use it to ascend to true godhood. He believed that was simply what it was for, no more and no less. He thought it will destroy a bloodline as a catalyst for triggering the flow of an epic amount of energy to the source. He just believed the source was the one who bore the athame and killed the sacrifice. In his first attempt 50K years ago the sacrifice was not a pureborne and so the energy did in fact draw back to him as he was the closest vessel as the sacrifice was dead. The energy he received was cut short as the ritual short-circuited due to the inappropriate circumstances and irreversibly corrupted the vampire species through him. He did not try the ritual again due to the negative effects on the vampire species from his first attempt, he wouldn’t risk it. His court became a great power in time but his court was about to collapse from the effects of the war with the white court wizards. He decided he would do it again to finally complete his ascension, win the war, and attain to total power both in ruling the world and as a god. He had nothing left to lose. The rest of the presumed reasons for the ritual are a matter of the lies and intrigues that plagued every member of the red court, which was no different from any of the vampire courts at that time.</text:span></text:p>
              <text:list>
                <text:list-item>
                  <text:list>
                    <text:list-item>
                      <text:p text:style-name="P51">There came to be a separate movement called the servants of the great mother, which began as a simple religious group in more ancient times but organized into a strong and very secretive group called the hope of osirus around 10K years ago, corresponding to the <text:soft-page-break/>appoximate time the humans discovered the god osirus. The servants of the great mother were the original scribes of the quickening of osirus (originally called the rite of the great mother’s quickening) which was researched in great part through divination, <text:span text:style-name="T97">and was </text:span>given to them in fact by the daemon <text:span text:style-name="T97">Delepitoré who in fact sought them out as they travelled the planes in order to fulfill prophesy.</text:span></text:p>
                    </text:list-item>
                  </text:list>
                </text:list-item>
                <text:list-item>
                  <text:p text:style-name="P45"><text:span text:style-name="T98">The servants of the great mother had begun </text:span>sacrificing their newly turned <text:span text:style-name="T2">to the nevernever since time immemorial. The idea was to build an army in the nevernever to escort her coming. If there was no great mother it was no great loss. If there was a great mother then if they do it she will come. Many of those soldiers died over the millions of years but those who survived and met up with the great host multiplied their numbers. They trained day and night tooth, fist, rifle and staff. Currently there are at least 250 thousand probably more in a part of the nevernever far beyond fey, near the very walls of existence. The sorceries of one blast from 25,000 of these troops would be enough to slay the great Mab. When Susan ascended they felt it. They have begun the march to find their master. It will take a very very long time at this rate.</text:span></text:p>
                </text:list-item>
                <text:list-item>
                  <text:p text:style-name="P52">The<text:span text:style-name="T5">y</text:span> also <text:span text:style-name="T5">devoted time</text:span> <text:span text:style-name="T5">to </text:span>ritual <text:span text:style-name="T5">work to seek</text:span> the great mother. In the great faith that <text:span text:style-name="T5">they had </text:span>she was out there. <text:span text:style-name="T5">T</text:span>hey <text:span text:style-name="T5">learned</text:span> much knowledge of life, death, and ascension.</text:p>
                </text:list-item>
                <text:list-item>
                  <text:p text:style-name="P53">At around <text:span text:style-name="T6">ten thousand </text:span>years ago, the time of the coming of the Khemites of Egypt, <text:span text:style-name="T6">they seen their sign in the mortal god Osirus. They already believed their prey to be sacred so in turn believed the divine would speak through the prey first before any other. This is what they had seen.</text:span></text:p>
                  <text:list>
                    <text:list-item>
                      <text:p text:style-name="P38"><text:span text:style-name="T19">Susan, foreshadowed by the vampire god Osirus as understood by them. The way their prey understood him was that he was the god of the dead, but more appropriately as the god of transition, resurrection, and regeneration. He was classically depicted as a green-skinned man with a pharaoh's beard, partially mummy-wrapped at the legs </text:span>"king of the living": ancient Egyptians considered the blessed dead "the living ones" granted all life, including sprouting vegetation and the fertile flooding of the <text:a xlink:type="simple" xlink:href="https://en.wikipedia.org/wiki/Nile_River" text:style-name="Internet_20_link" text:visited-style-name="Visited_20_Internet_20_Link">Nile River</text:a>. He was described as the <text:span text:style-name="T7">"Lord of love</text:span>",<text:bookmark text:name="cite_ref-8"/><text:a xlink:type="simple" xlink:href="https://en.wikipedia.org/wiki/Osiris#cite_note-8" text:style-name="Internet_20_link" text:visited-style-name="Visited_20_Internet_20_Link">[8]</text:a> <text:span text:style-name="T7">"He Who is Permanently Benign and Youthful</text:span>"<text:bookmark text:name="cite_ref-oxford_9-0"/><text:a xlink:type="simple" xlink:href="https://en.wikipedia.org/wiki/Osiris#cite_note-oxford-9" text:style-name="Internet_20_link" text:visited-style-name="Visited_20_Internet_20_Link">[9]</text:a> and the <text:span text:style-name="T7">"Lord of Silence" Osiris rose from the dead </text:span><text:span text:style-name="T9">In </text:span><text:a xlink:type="simple" xlink:href="https://en.wikipedia.org/wiki/Egyptian_hieroglyphs" text:style-name="Internet_20_link" text:visited-style-name="Visited_20_Internet_20_Link"><text:span text:style-name="T9">Egyptian hieroglyphs</text:span></text:a><text:span text:style-name="T9"> the name is written </text:span><text:span text:style-name="T8">Wsjr</text:span><text:span text:style-name="T9"> </text:span><text:span text:style-name="T8">Wsjr</text:span><text:span text:style-name="T9"> is composed by the </text:span><text:a xlink:type="simple" xlink:href="https://en.wikipedia.org/wiki/Morpheme" text:style-name="Internet_20_link" text:visited-style-name="Visited_20_Internet_20_Link"><text:span text:style-name="T9">morphemes</text:span></text:a><text:span text:style-name="T9"> </text:span><text:span text:style-name="T8">set-jret</text:span><text:span text:style-name="T9"> signifying "ritual activity" , Osiris being the one who receives it. He also carries the </text:span><text:a xlink:type="simple" xlink:href="https://en.wikipedia.org/wiki/Crook_and_flail" text:style-name="Internet_20_link" text:visited-style-name="Visited_20_Internet_20_Link"><text:span text:style-name="T9">crook and flail</text:span></text:a><text:span text:style-name="T9">. The crook is thought to represent Osiris as a shepherd god. The symbolism of the flail is more uncertain with shepherds whip, fly-whisk, complexion of either green (the color of rebirth) "</text:span><text:span text:style-name="T8">An offering the king gives and Osiris</text:span><text:span text:style-name="T9">" Ptah-Seker-Osiris was identified as both </text:span><text:a xlink:type="simple" xlink:href="https://en.wikipedia.org/wiki/Creator_god" text:style-name="Internet_20_link" text:visited-style-name="Visited_20_Internet_20_Link"><text:span text:style-name="T9">Creator god</text:span></text:a><text:span text:style-name="T9">, king of the </text:span><text:a xlink:type="simple" xlink:href="https://en.wikipedia.org/wiki/Underworld" text:style-name="Internet_20_link" text:visited-style-name="Visited_20_Internet_20_Link"><text:span text:style-name="T9">underworld</text:span></text:a><text:span text:style-name="T9">, god of the </text:span><text:a xlink:type="simple" xlink:href="https://en.wikipedia.org/wiki/Afterlife" text:style-name="Internet_20_link" text:visited-style-name="Visited_20_Internet_20_Link"><text:span text:style-name="T9">afterlife</text:span></text:a><text:span text:style-name="T9">, life, death, and regeneration. Osiris' soul, or rather his </text:span><text:a xlink:type="simple" xlink:href="https://en.wikipedia.org/wiki/Egyptian_soul" text:style-name="Internet_20_link" text:visited-style-name="Visited_20_Internet_20_Link"><text:span text:style-name="T8">Ba</text:span></text:a><text:span text:style-name="T9">, was occasionally worshipped in its own right, almost as if it were a distinct god This aspect of Osiris was referred to as </text:span><text:a xlink:type="simple" xlink:href="https://en.wikipedia.org/wiki/Banebdjedet" text:style-name="Internet_20_link" text:visited-style-name="Visited_20_Internet_20_Link"><text:span text:style-name="T8">Banebdjedet</text:span></text:a><text:span text:style-name="T9">, which is grammatically </text:span><text:a xlink:type="simple" xlink:href="https://en.wikipedia.org/wiki/Grammatical_gender" text:style-name="Internet_20_link" text:visited-style-name="Visited_20_Internet_20_Link"><text:span text:style-name="T9">feminine</text:span></text:a><text:span text:style-name="T9"> (also spelt "</text:span><text:span text:style-name="T8">Banebded</text:span><text:span text:style-name="T9">" or "</text:span><text:span text:style-name="T8">Banebdjed</text:span><text:span text:style-name="T9">"), literally "the </text:span><text:span text:style-name="T8">ba</text:span><text:span text:style-name="T9"> of the lord of the </text:span><text:a xlink:type="simple" xlink:href="https://en.wikipedia.org/wiki/Djed" text:style-name="Internet_20_link" text:visited-style-name="Visited_20_Internet_20_Link"><text:span text:style-name="T8">djed</text:span></text:a><text:span text:style-name="T9">, which roughly means </text:span><text:span text:style-name="T8">The soul of the lord of the pillar of continuity</text:span><text:span text:style-name="T9">. The </text:span><text:span text:style-name="T8">djed</text:span><text:span text:style-name="T9">, a type of pillar, was usually understood as the </text:span><text:a xlink:type="simple" xlink:href="https://en.wikipedia.org/wiki/Vertebral_column" text:style-name="Internet_20_link" text:visited-style-name="Visited_20_Internet_20_Link"><text:span text:style-name="T9">backbone</text:span></text:a><text:span text:style-name="T9"> of Osiris, and, at the same time, as the Nile, the backbone of Egypt. </text:span></text:p>
                    </text:list-item>
                    <text:list-item>
                      <text:p text:style-name="P104"><text:span text:style-name="T8">The First Day, The Procession of </text:span><text:a xlink:type="simple" xlink:href="https://en.wikipedia.org/wiki/Wepwawet" text:style-name="Internet_20_link" text:visited-style-name="Visited_20_Internet_20_Link"><text:span text:style-name="T8">Wepwawet</text:span></text:a><text:span text:style-name="T9">: A mock battle was enacted during which the enemies of Osiris are defeated. A procession was led by the god Wepwawet ("opener of the way"). <text:s/></text:span></text:p>
                    </text:list-item>
                  </text:list>
                </text:list-item>
                <text:list-item text:style-override="L3">
                  <text:p text:style-name="P106"><text:span text:style-name="T7">The Second Day, The Great Procession of Osiris</text:span>: The body of Osiris was taken <text:soft-page-break/>from his temple to his tomb. The boat he was transported in, the "<text:a xlink:type="simple" xlink:href="https://en.wikipedia.org/wiki/Neshmet" text:style-name="Internet_20_link" text:visited-style-name="Visited_20_Internet_20_Link">Neshmet</text:a>" bark, had to be defended against his enemies. </text:p>
                </text:list-item>
                <text:list-item text:style-override="L3">
                  <text:p text:style-name="P106"><text:span text:style-name="T7">The Third Day:</text:span> Osiris is Mourned and the Enemies of the Land are Destroyed<text:span text:style-name="T7">.</text:span> </text:p>
                </text:list-item>
                <text:list-item text:style-override="L3">
                  <text:p text:style-name="P106"><text:span text:style-name="T7">The Fourth Day, Night Vigil</text:span>: Prayers and recitations are made and funeral rites performed. </text:p>
                </text:list-item>
                <text:list-item text:style-override="L3">
                  <text:p text:style-name="P105"><text:span text:style-name="T7">The Fifth Day, Osiris is Reborn</text:span>: Osiris is reborn at dawn and crowned with the crown of <text:a xlink:type="simple" xlink:href="https://en.wikipedia.org/wiki/Ma%27at" text:style-name="Internet_20_link" text:visited-style-name="Visited_20_Internet_20_Link">Ma'at</text:a>. A statue of Osiris is brought to the temple.<text:bookmark text:name="cite_ref-passion_play_25-1"/><text:a xlink:type="simple" xlink:href="https://en.wikipedia.org/wiki/Osiris#cite_note-passion_play-25" text:style-name="Internet_20_link" text:visited-style-name="Visited_20_Internet_20_Link">[25]</text:a> </text:p>
                </text:list-item>
                <text:list-item text:style-override="L3">
                  <text:p text:style-name="P105"><text:span text:style-name="T18">Maat</text:span> or <text:span text:style-name="T18">Ma'at</text:span> was the <text:a xlink:type="simple" xlink:href="https://en.wikipedia.org/wiki/Ancient_Egypt" text:style-name="Internet_20_link" text:visited-style-name="Visited_20_Internet_20_Link">ancient Egyptian</text:a> concept of <text:a xlink:type="simple" xlink:href="https://en.wikipedia.org/wiki/Truth" text:style-name="Internet_20_link" text:visited-style-name="Visited_20_Internet_20_Link">truth</text:a>, balance, order, harmony, <text:a xlink:type="simple" xlink:href="https://en.wikipedia.org/wiki/Law" text:style-name="Internet_20_link" text:visited-style-name="Visited_20_Internet_20_Link">law</text:a>, <text:a xlink:type="simple" xlink:href="https://en.wikipedia.org/wiki/Morality" text:style-name="Internet_20_link" text:visited-style-name="Visited_20_Internet_20_Link">morality</text:a>, and <text:a xlink:type="simple" xlink:href="https://en.wikipedia.org/wiki/Justice" text:style-name="Internet_20_link" text:visited-style-name="Visited_20_Internet_20_Link">justice</text:a>. <text:s/><text:a xlink:type="simple" xlink:href="https://en.wikipedia.org/wiki/Ma%27at" text:style-name="Internet_20_link" text:visited-style-name="Visited_20_Internet_20_Link">Ma'at</text:a>, who represented truth and right living, the person was welcomed into the kingdom of Osiris. If found guilty, the person was thrown to a "<text:span text:style-name="T7">devourer</text:span>" and didn't share in eternal life.<text:bookmark text:name="cite_ref-28"/><text:a xlink:type="simple" xlink:href="https://en.wikipedia.org/wiki/Osiris#cite_note-28" text:style-name="Internet_20_link" text:visited-style-name="Visited_20_Internet_20_Link">[28]</text:a> The person who is taken by the devourer is subject first to terrifying punishment and then annihilated. </text:p>
                </text:list-item>
                <text:list-item text:style-override="L3">
                  <text:p text:style-name="P20">Wepwawet was seen as a <text:a xlink:type="simple" xlink:href="https://en.wikipedia.org/wiki/Reconnaissance" text:style-name="Internet_20_link" text:visited-style-name="Visited_20_Internet_20_Link">scout</text:a>, going out to clear routes for the army to proceed forward.<text:bookmark text:name="cite_ref-1"/><text:a xlink:type="simple" xlink:href="https://en.wikipedia.org/wiki/Wepwawet#cite_note-1" text:style-name="Internet_20_link" text:visited-style-name="Visited_20_Internet_20_Link">[1]</text:a> One inscription from the <text:a xlink:type="simple" xlink:href="https://en.wikipedia.org/wiki/Sinai" text:style-name="Internet_20_link" text:visited-style-name="Visited_20_Internet_20_Link">Sinai</text:a> states that Wepwawet "opens the way" to king <text:a xlink:type="simple" xlink:href="https://en.wikipedia.org/wiki/Sekhemkhet" text:style-name="Internet_20_link" text:visited-style-name="Visited_20_Internet_20_Link">Sekhemkhet</text:a>'s victory seeking to associate with wolf-like attributes, that later became deified as a mascot to accompany the pharaoh. Likewise, Wepwawet was said to accompany the pharaoh on hunts, in which capacity he was titled <text:span text:style-name="T7">(one with) sharp arrow more powerful than the </text:span><text:a xlink:type="simple" xlink:href="https://en.wikipedia.org/wiki/Egyptian_pantheon" text:style-name="Internet_20_link" text:visited-style-name="Visited_20_Internet_20_Link"><text:span text:style-name="T7">gods</text:span></text:a><text:span text:style-name="T7"> alone</text:span>.</text:p>
                </text:list-item>
                <text:list-item text:style-override="L3">
                  <text:p text:style-name="P20">Wepwawet, who had hitherto been the standard of Upper Egypt alone, formed an integral part of royal rituals, symbolizing the unification of Egypt.</text:p>
                </text:list-item>
                <text:list-item text:style-override="L3">
                  <text:p text:style-name="P20">All of these sacred rituals were "climaxed by the eating of sacramental god, the eucharist by which the celebrants were transformed, in their persuasion, into replicas of their god-man" (Larson 20).</text:p>
                </text:list-item>
                <text:list-item text:style-override="L3">
                  <text:p text:style-name="P21">Osiris was seen <text:s/><text:span text:style-name="T48">by vampires </text:span>as that absolute foreshadowing of the coming of the great mother for the following reasons</text:p>
                  <text:list text:style-name="L3">
                    <text:list-item>
                      <text:p text:style-name="P21">regeneration, all vampires regenerate.</text:p>
                    </text:list-item>
                    <text:list-item>
                      <text:p text:style-name="P21">Green skin, rebirth, turning of the humanity</text:p>
                    </text:list-item>
                    <text:list-item>
                      <text:p text:style-name="P21">mummy wrap, undeath, king of life and death same thing.</text:p>
                    </text:list-item>
                    <text:list-item>
                      <text:p text:style-name="P21">Blessed dead are living ones. Vampires to osiris are living.</text:p>
                    </text:list-item>
                    <text:list-item>
                      <text:p text:style-name="P21">Granted all life including vegetation. She will break the chains of feeding.</text:p>
                    </text:list-item>
                    <text:list-item>
                      <text:p text:style-name="P21">Lord of love, she bears love of the vampires in her heart</text:p>
                    </text:list-item>
                    <text:list-item>
                      <text:p text:style-name="P21">eternally youthful, she is true vampire, <text:span text:style-name="T49">unaging and deathless</text:span>, as the word implies</text:p>
                    </text:list-item>
                    <text:list-item>
                      <text:p text:style-name="P21">lord of silence. She humbly hides herself.</text:p>
                    </text:list-item>
                    <text:list-item>
                      <text:p text:style-name="P22">Her name <text:s/><text:span text:style-name="T8">Wsjr</text:span><text:span text:style-name="T9"> </text:span><text:span text:style-name="T8">Wsjr </text:span><text:span text:style-name="T9">says she </text:span><text:span text:style-name="T16">must </text:span><text:span text:style-name="T9">recieve a magical ritual to be made manifest.</text:span></text:p>
                    </text:list-item>
                    <text:list-item>
                      <text:p text:style-name="P23">Crook and flail. Crook is the shephard staff where she loves and guides the prey and the flail where she <text:span text:style-name="T50">loves and guides the vampires with merciless discipline.</text:span></text:p>
                    </text:list-item>
                    <text:list-item>
                      <text:p text:style-name="P22"><text:span text:style-name="T9">Her spheres of influence are to be </text:span><text:a xlink:type="simple" xlink:href="https://en.wikipedia.org/wiki/Creator_god" text:style-name="Internet_20_link" text:visited-style-name="Visited_20_Internet_20_Link"><text:span text:style-name="T9">Creator god</text:span></text:a><text:span text:style-name="T9">, king of the </text:span><text:a xlink:type="simple" xlink:href="https://en.wikipedia.org/wiki/Underworld" text:style-name="Internet_20_link" text:visited-style-name="Visited_20_Internet_20_Link"><text:span text:style-name="T9">underworld</text:span></text:a><text:span text:style-name="T9">, god of the </text:span><text:a xlink:type="simple" xlink:href="https://en.wikipedia.org/wiki/Afterlife" text:style-name="Internet_20_link" text:visited-style-name="Visited_20_Internet_20_Link"><text:span text:style-name="T9">afterlife</text:span></text:a><text:span text:style-name="T9">, life, death, and regeneration. </text:span><text:span text:style-name="T15">All these symbolic, breaking it down b</text:span><text:span text:style-name="T9">asically representing </text:span><text:span text:style-name="T15">(re)creation</text:span><text:span text:style-name="T9"> of </text:span><text:span text:style-name="T15">all vampires</text:span><text:span text:style-name="T9"> in her image, a </text:span><text:span text:style-name="T10">life and death</text:span><text:span text:style-name="T9"> god</text:span><text:span text:style-name="T10">(power over both, </text:span><text:span text:style-name="T15">necromancy ergo black magic</text:span><text:span text:style-name="T10">)</text:span><text:span text:style-name="T9">, and regeneration representing all vampires. </text:span><text:span text:style-name="T17">So she is the great </text:span><text:soft-page-break/><text:span text:style-name="T17">mother</text:span><text:span text:style-name="T15"> of vampires and, </text:span><text:span text:style-name="T17">by aspect, </text:span><text:span text:style-name="T15">god of vampires and black magic.</text:span></text:p>
                    </text:list-item>
                    <text:list-item>
                      <text:p text:style-name="P24">She is also referred to as the devourer of ma’at as if an aspect of ma’at ergo an aspect of susan. Susan is the devourer of souls and pictorially has been shown extending a smoke that grabs the unworthy, showing them in the throws of terrible pain as they are consumed.</text:p>
                    </text:list-item>
                    <text:list-item>
                      <text:p text:style-name="P25">Her soul being female and body being male represents authority, she overturns the patriarchal society in having authority normally only given a male. Also an indication that she is a god made manifest.</text:p>
                    </text:list-item>
                    <text:list-item>
                      <text:p text:style-name="P54"><text:span text:style-name="T9">the </text:span><text:span text:style-name="T8">ba</text:span><text:span text:style-name="T9"> of the lord of the </text:span><text:a xlink:type="simple" xlink:href="https://en.wikipedia.org/wiki/Djed" text:style-name="Internet_20_link" text:visited-style-name="Visited_20_Internet_20_Link"><text:span text:style-name="T8">djed</text:span></text:a><text:span text:style-name="T9">, means </text:span><text:span text:style-name="T14">she is to be the </text:span><text:span text:style-name="T9">soul of </text:span><text:span text:style-name="T14">all </text:span><text:span text:style-name="T9">vampires</text:span><text:span text:style-name="T14">(figurative)</text:span><text:span text:style-name="T9">, </text:span><text:span text:style-name="T14">or </text:span><text:span text:style-name="T9">the pillar of what makes a vampire be.</text:span></text:p>
                      <text:list>
                        <text:list-item>
                          <text:p text:style-name="P56">The passion of susan</text:p>
                          <text:list>
                            <text:list-item>
                              <text:p text:style-name="P55"><text:span text:style-name="T9">first day, </text:span><text:span text:style-name="T11">procession of Wepwawet. He is the Irlking. The Irlking arranged fine details to ensure Susan made it to the alter. He knew she was pureborne and wished to unite these ancient and glorious predators in honor once again. </text:span><text:span text:style-name="T12">He “opened the way”</text:span><text:span text:style-name="T11">. </text:span><text:span text:style-name="T9">mock battle, a battle marked by much treachery, deception and intrigue.</text:span></text:p>
                            </text:list-item>
                            <text:list-item>
                              <text:p text:style-name="P54"><text:span text:style-name="T9">Second day, </text:span><text:span text:style-name="T11">death of osiris is a turning, procession is movement to final rest and final rest is true death. Believed to be a ritual sacrifice.</text:span></text:p>
                            </text:list-item>
                            <text:list-item>
                              <text:p text:style-name="P57">Third day, osiris is mourned literally, enemies are destroyed by his death interpreted as some manner of genocide.</text:p>
                            </text:list-item>
                            <text:list-item>
                              <text:p text:style-name="P59"><text:span text:style-name="T9">Fifth day, osiris rises. Taken literally the great mother rises from death on the fifth day. The crown of ma’at is incorruptability. Per above she is the embodiment of </text:span><text:a xlink:type="simple" xlink:href="https://en.wikipedia.org/wiki/Truth" text:style-name="Internet_20_link" text:visited-style-name="Visited_20_Internet_20_Link"><text:span text:style-name="T9">truth</text:span></text:a><text:span text:style-name="T9">, balance, order, harmony, </text:span><text:a xlink:type="simple" xlink:href="https://en.wikipedia.org/wiki/Law" text:style-name="Internet_20_link" text:visited-style-name="Visited_20_Internet_20_Link"><text:span text:style-name="T9">law</text:span></text:a><text:span text:style-name="T9">, </text:span><text:a xlink:type="simple" xlink:href="https://en.wikipedia.org/wiki/Morality" text:style-name="Internet_20_link" text:visited-style-name="Visited_20_Internet_20_Link"><text:span text:style-name="T9">morality</text:span></text:a><text:span text:style-name="T9">, and </text:span><text:a xlink:type="simple" xlink:href="https://en.wikipedia.org/wiki/Justice" text:style-name="Internet_20_link" text:visited-style-name="Visited_20_Internet_20_Link"><text:span text:style-name="T9">justice</text:span></text:a><text:span text:style-name="T9">. <text:s/></text:span><text:a xlink:type="simple" xlink:href="https://en.wikipedia.org/wiki/Ma%27at" text:style-name="Internet_20_link" text:visited-style-name="Visited_20_Internet_20_Link"><text:span text:style-name="T9">Ma'at</text:span></text:a><text:span text:style-name="T9">, truth and right living. Her flock will come to be as her.</text:span></text:p>
                            </text:list-item>
                            <text:list-item>
                              <text:p text:style-name="P58">So the first four days are symbolic but the fifth is literal for the sake of a prophesy.</text:p>
                            </text:list-item>
                            <text:list-item>
                              <text:p text:style-name="P60"><text:span text:style-name="T9">The eucharist is the representation again that vampires will be reformed in her image. </text:span><text:span text:style-name="T13">What is missing in them, that part of their soul that corruption has stolen will be given back as they will be given her heart. All things over millenia.</text:span></text:p>
                            </text:list-item>
                          </text:list>
                        </text:list-item>
                      </text:list>
                    </text:list-item>
                  </text:list>
                </text:list-item>
              </text:list>
            </text:list-item>
          </text:list>
        </text:list-item>
      </text:list>
      <text:p text:style-name="P10"/>
      <text:list xml:id="list20314229185329" text:continue-numbering="true" text:style-name="L2">
        <text:list-item>
          <text:list>
            <text:list-item>
              <text:list>
                <text:list-item>
                  <text:p text:style-name="P61">Susan’s destiny will not change the dark and terrible nature of the vampires, it will not cease their feeding, they are and ever will be at the top of the food chain. Prophesy dictates what will happen but only over a very long period. Perhaps <text:span text:style-name="T23">many</text:span> millenia <text:span text:style-name="T24">unless another greater god like the adversary evokes a quickening upon her</text:span>. Her powers also are not great in the beginning, perhaps a demigod. She will grow over a long period of time though eventually <text:span text:style-name="T31">becoming a greater god</text:span> and <text:span text:style-name="T31">joining the first ones</text:span>. <text:span text:style-name="T20">That day she will no longer be manifest but will merge with the energy of </text:span><text:span text:style-name="T35">undead</text:span><text:span text:style-name="T33"> and black magic</text:span><text:span text:style-name="T57"> </text:span><text:span text:style-name="T58">as an extension of her existing aspects</text:span><text:span text:style-name="T57">. </text:span><text:span text:style-name="T52">S</text:span><text:span text:style-name="T41">ince vampires are creatures of innate dark power, </text:span><text:span text:style-name="T42">which includes herself,</text:span><text:span text:style-name="T41"> both are encompassed. </text:span><text:span text:style-name="T43">Her energy will also</text:span><text:span text:style-name="T52"> resonate with </text:span><text:span text:style-name="T55">all </text:span><text:span text:style-name="T52">undead </text:span><text:span text:style-name="T53">not only vampires, she will merge with the current of undeath only upon joining the first ones. </text:span><text:span text:style-name="T54">Until then</text:span><text:span text:style-name="T53"> she will simply </text:span><text:span text:style-name="T35">cause awe in other undead</text:span><text:span text:style-name="T52">. She</text:span><text:span text:style-name="T43"> will be</text:span><text:span text:style-name="T20"> numbered among the death daemons. She will march under the banner of the adversary then when the last days come.</text:span></text:p>
                </text:list-item>
                <text:list-item>
                  <text:p text:style-name="P62"><text:soft-page-break/>Susan will cause minor spirits/ghosts to turn (run like hell) as they know she is a consumer of souls. Zombies and greater fall into awe.</text:p>
                </text:list-item>
                <text:list-item>
                  <text:p text:style-name="P63">That doesn’t mean she can control them. Spirits just GTFU and others will stand in awe even as demons pound on her (or them). An annoying feature of her. She must be in eyeshot, <text:span text:style-name="T93">or attempt to communicate,</text:span> to have effect.</text:p>
                </text:list-item>
                <text:list-item>
                  <text:p text:style-name="P64">She cannot just not turn/awe undead anymore than the spectacularily ugly can just stop being ugly. It’s about what she is. She would need to be sly to communicate with spirits as this is more of an achilles heel than a benefit most of the time.</text:p>
                </text:list-item>
                <text:list-item>
                  <text:p text:style-name="P65">No passive effect yet on other vampires, werewolves, other greater paranormal/undead beasts.</text:p>
                </text:list-item>
                <text:list-item>
                  <text:p text:style-name="P66">Susan represents vampiric aspects and shares in them. <text:span text:style-name="T31">She shares in the being of humans, vampires and phage.</text:span><text:span text:style-name="T51"> </text:span><text:span text:style-name="T56">She began with only a red court trueform when she rose </text:span><text:span text:style-name="T59">but</text:span><text:span text:style-name="T56"> </text:span><text:span text:style-name="T36">her brush with becoming feral </text:span><text:span text:style-name="T37">while yet uncorrupted</text:span><text:span text:style-name="T36"> tamed the redcourt body, </text:span><text:span text:style-name="T37">like a stallion at a rodeo, </text:span><text:span text:style-name="T36">and she began the process of taking control at that moment.</text:span><text:span text:style-name="T56"> </text:span><text:span text:style-name="T59">H</text:span><text:span text:style-name="T56">er actual true form developed as a reflection of her being and other aspects of her ascension were released such as the resonance with other vampires, humans and phage mentioned above. </text:span></text:p>
                </text:list-item>
                <text:list-item>
                  <text:p text:style-name="P67">She has no influence over the power of magick , <text:span text:style-name="T60">or magickal beings </text:span>ie. etheric revenants <text:span text:style-name="T60">or</text:span> magical supernatural beings. <text:span text:style-name="T27">She has no influence on outsiders (Cthulhu mythos) either. </text:span></text:p>
                </text:list-item>
                <text:list-item>
                  <text:p text:style-name="P68">She regenerates from any direct physical or magical damage but can be defeated by other magic like entrapment</text:p>
                </text:list-item>
                <text:list-item>
                  <text:p text:style-name="P69">Direct damage by outsiders wont regenerate, she takes wounds that appear according to the form she manifests until healed naturally. If killed she resurrects slowly but into a coma (natural healing even from nothingness). The damage to her ethereal and physical body is too severe to hold her spirit until healed naturally so she remains a ghost until then. </text:p>
                </text:list-item>
                <text:list-item>
                  <text:p text:style-name="P67">Magick, as weak as it is, is a trump card in this world. Nothing can touch it. <text:span text:style-name="T28">It effects outsiders. </text:span>And yet most of the world has forgotten about it. The world has less than 500 people seriously on a mission practising magick. Those practising magic, serious practitioners, number in the thousands worldwide. Few have power worthy of the white counsel.</text:p>
                </text:list-item>
                <text:list-item>
                  <text:p text:style-name="P70"><text:span text:style-name="T31">Susan is able to reproduce</text:span> in any of the aspects she shares in, and instictively adapts her physical form in mating encounters to allow for procreation. In the beginning this happens outside her awareness but <text:span text:style-name="T31">after a period of time she will be able to shapeshift</text:span> fully into any of the forms she shares in <text:span text:style-name="T25">at will</text:span>. She has full control of red court mask, red court form and her actual true form <text:span text:style-name="T26">from the beginning</text:span>.</text:p>
                </text:list-item>
                <text:list-item>
                  <text:p text:style-name="P70"><text:span text:style-name="T31">Rose can manifest </text:span><text:span text:style-name="T32">anywhere</text:span> at will without susans knowledge. Her manifestations are solid and true. <text:span text:style-name="T29">She won’t stay long away from susan as she has an emotional attachment but would never admit it even to herself. </text:span>By susans power she is a vampire in her own right and over time susan will make even rose in her image, making her in effect an identical twin sister. Meaning also they still fight like cats and dogs.</text:p>
                </text:list-item>
                <text:list-item>
                  <text:p text:style-name="P71">The <text:span text:style-name="T31">prophesies remain with the most ancient elders</text:span> of the courts in written form taught one generation to the next. Those that know of the legend of the great mother without knowing prophesy know of her a<text:span text:style-name="T30">s</text:span> a brutal and merciless conquerer of earth and heaven. Someone who will be more powerful than any god and will rule existence with an iron fist, possessing millions of soldiers and etc.etc. Which was propogated by the red king to twist those of his court who stood on the fence into a mindset of violent expansionism fueling the fire for war. The nevernever <text:span text:style-name="T30">as well </text:span>only knows the red kings propoganda.</text:p>
                </text:list-item>
                <text:list-item>
                  <text:p text:style-name="P72"><text:soft-page-break/>The <text:span text:style-name="T31">fae mothers</text:span> were at chichen itza to imbue their essence to susan, which is what brought about the grandmotherly aspects she has now. They did it to give her strength and protection as she grows, they know how important she is to become.</text:p>
                </text:list-item>
                <text:list-item>
                  <text:p text:style-name="P73">The <text:span text:style-name="T31">queens of fae</text:span> felt the ascension, they have a sense of the magnitude of it, and it is making them quake in their boots. They have their eyes on Susan and will act with great care and respect but will prefer no contact. They are trying to deduce how she is going to try to conquer their lands because what they felt says she can flatten them. <text:s/>They don’t know she is still growing into her power. <text:span text:style-name="T61">They are also misled by the red kings propoganda</text:span>.</text:p>
                </text:list-item>
                <text:list-item>
                  <text:p text:style-name="P74">The red king was aware of the cult of the great mother. He was unconcerned as it’s members were reclusive. When the red king was repopulating the red court the cult was renewed on the discovery of the ancient works of the preexisting honorable tradition. The red kings adherents also were reclusive but pursued the doctrine of the great mother for personal power and the victory of the red court over it’s enemies. Over time the red king believed his propoganda and the ranks of the cult were culled of non-believers in order that their messiah figure that was to be the one to lead their victory was summoned forth.</text:p>
                </text:list-item>
                <text:list-item>
                  <text:p text:style-name="P75">The very nature of the red court changed through susans very being.</text:p>
                  <text:list>
                    <text:list-item>
                      <text:p text:style-name="P75">Spawning has become a very intimate, loving, bonding with the offspring. Albeit the physical nature is still abominable.</text:p>
                    </text:list-item>
                  </text:list>
                </text:list-item>
                <text:list-item>
                  <text:p text:style-name="P76">After dance in rain</text:p>
                  <text:list>
                    <text:list-item>
                      <text:p text:style-name="P76">mother dedicated to her children. </text:p>
                    </text:list-item>
                  </text:list>
                </text:list-item>
                <text:list-item>
                  <text:p text:style-name="P78">moving back to chicago</text:p>
                </text:list-item>
                <text:list-item>
                  <text:p text:style-name="P80">attunes to her astral temple before leaving so it’s available to use.</text:p>
                </text:list-item>
                <text:list-item>
                  <text:p text:style-name="P80">Upon arrival in chicago</text:p>
                  <text:list>
                    <text:list-item>
                      <text:p text:style-name="P79">moved to <text:span text:style-name="T63">south side</text:span></text:p>
                    </text:list-item>
                    <text:list-item>
                      <text:p text:style-name="P78"><text:span text:style-name="T63">begins setup as </text:span>freelance journalist</text:p>
                    </text:list-item>
                    <text:list-item>
                      <text:p text:style-name="P80">begins search for steve</text:p>
                    </text:list-item>
                    <text:list-item>
                      <text:p text:style-name="P78">learns some veiling</text:p>
                    </text:list-item>
                    <text:list-item>
                      <text:p text:style-name="P77"><text:span text:style-name="T64">m</text:span>oving into harry's circle of friends and slowly into his life without full disclosure of identity. she is using skinmask of her normal age. a decade older, and in susan’s case passing as someone else with different hair, glasses, <text:span text:style-name="T64">mostly low multibraid buns, ivy league clothes and browline glasses. A lot of grandmother features like knitting. Pulling a clark kent.</text:span></text:p>
                    </text:list-item>
                    <text:list-item>
                      <text:p text:style-name="P78">lethal feeds gangbangers on her block, they avoid the block.</text:p>
                    </text:list-item>
                    <text:list-item>
                      <text:p text:style-name="P78">Babysits for carpenters</text:p>
                    </text:list-item>
                    <text:list-item>
                      <text:p text:style-name="P78">father in san jose arranges <text:span text:style-name="T62">transfer to chicago and USCCB assigns a tridentine mass parish in chicago.to receive susan. A very strange assignment but the pastor is an excellent advocate and support. Susan remains quite active.</text:span></text:p>
                    </text:list-item>
                    <text:list-item>
                      <text:p text:style-name="P81"><text:span text:style-name="T31">Susan has bipolar </text:span><text:span text:style-name="T39">type </text:span><text:span text:style-name="T31">2</text:span>. She has no idea, nor does anyone else, <text:span text:style-name="T74">including her doctor</text:span>. </text:p>
                      <text:list>
                        <text:list-item>
                          <text:p text:style-name="P81">She is primarily hypomanic which increases her passion.</text:p>
                        </text:list-item>
                        <text:list-item>
                          <text:p text:style-name="P81"><text:span text:style-name="T73">It keeps her dreaming the impossible dreams. It </text:span>has kept her passionate about working for a tabloid and pursuing goals there like syndication on the real paranormal when others are just writing fiction. She knows <text:span text:style-name="T65">logically </text:span>she is not going to achieve her goal of bringing real <text:span text:style-name="T66">paranormal </text:span>events to the <text:span text:style-name="T67">public </text:span>spotlight but in her <text:span text:style-name="T68">hypomanic </text:span>zest for achievement believes she is destined to succeed no matter the circumstances.</text:p>
                        </text:list-item>
                        <text:list-item>
                          <text:p text:style-name="P83">As a vampire it keeps her dreaming of uniting the courts in honour which logically can never be achieved but her passion says otherwise. She dreams of understanding between vampires and humans.</text:p>
                        </text:list-item>
                        <text:list-item>
                          <text:p text:style-name="P83"><text:span text:style-name="T31">Reme</text:span><text:span text:style-name="T38">m</text:span><text:span text:style-name="T31">ber other crazy-ass bipolar leaders who changed the world, </text:span><text:soft-page-break/><text:span text:style-name="T31">like Winston Churchill.</text:span> Susan will get it done <text:span text:style-name="T75">no matter how many millenia it takes</text:span>.</text:p>
                        </text:list-item>
                        <text:list-item>
                          <text:p text:style-name="P82">Although she loves sunbathing it actually alleviates the depressive symptoms. She has other natural ways of dealing with her slumps but luckily doesn’t have that many to worry about.</text:p>
                        </text:list-item>
                        <text:list-item>
                          <text:p text:style-name="P82">Because she is primarily hypomanic and strong of spirit she usually manifests as being profoundly happy. Which to herself is exactly how she is by nature.</text:p>
                        </text:list-item>
                        <text:list-item>
                          <text:p text:style-name="P82">She has researched affective disorders (mood disorders) at least once in her life likely due to a depressive episode. If she seen a doctor he found nothing wrong and likely recommended sun, exercise and omega3 which I’m sure she uses and more.I’m also sure she blames the depressions on work stress which may in fact be a trigger anyway.</text:p>
                        </text:list-item>
                        <text:list-item>
                          <text:p text:style-name="P82">Bipolar people are very creative, and she pours it into her research and articles.</text:p>
                        </text:list-item>
                        <text:list-item>
                          <text:p text:style-name="P84">Since turning the illness is no longer present, but remains in her psychological memory so she still has highs and lows and gets lots of sun for example but living in perpetual darkness would have no effect on worsening her symptoms.</text:p>
                        </text:list-item>
                        <text:list-item>
                          <text:p text:style-name="P84">The symptoms will surface from time to time and she will show excessive pessimism, or joy, <text:span text:style-name="T69">preditory/initiative sexuality </text:span>or whatever in her internal dialogue. <text:span text:style-name="T76">N</text:span>ever to excess in external dialogue, <text:span text:style-name="T76">at least nothing truly excessive,</text:span> showing her strength of character. <text:span text:style-name="T70">It only surfaces rarely in any form also to show her strength of character in self management.</text:span></text:p>
                        </text:list-item>
                        <text:list-item>
                          <text:p text:style-name="P84">If having lived a human life, she would never have been diagnosed with anything. Her inner strength and mostly hypomanic cycle would allow her to live and function just a little better than the average person.</text:p>
                        </text:list-item>
                        <text:list-item>
                          <text:p text:style-name="P85">Uncorruptability aside, her personal experience helped her self-manage as a vampire, riding the effects of feeding and it’s maniacal power without consequence. <text:span text:style-name="T71">It helped her break in that wild stallion that is her vampire form to submit to her will and conform itself to her image.</text:span></text:p>
                        </text:list-item>
                        <text:list-item>
                          <text:p text:style-name="P86">It keeps her humble. <text:span text:style-name="T72">This is especially true</text:span> in face of the fact she is now a god. Similar temptations passed her awareness as a human and dismissing what were then self deluded thoughts as a human are instinctual.</text:p>
                        </text:list-item>
                        <text:list-item>
                          <text:p text:style-name="P87">Many hands were in the pot at chichen itza, and susan received gifts from many of the most significant. Here are a few.</text:p>
                          <text:list>
                            <text:list-item>
                              <text:p text:style-name="P87">Odin caused her to grow into her power rather than to come to it all at once. Asgard knows her and remains quiet. They are teachers.</text:p>
                              <text:list>
                                <text:list-item>
                                  <text:p text:style-name="P87">Thor would teach the ways of battle.</text:p>
                                </text:list-item>
                                <text:list-item>
                                  <text:p text:style-name="P87">Loki would teach the ways of the warlord, use her to conquer midgard then attempt to control her.</text:p>
                                </text:list-item>
                                <text:list-item>
                                  <text:p text:style-name="P88">Odin would teach left hand path.</text:p>
                                </text:list-item>
                              </text:list>
                            </text:list-item>
                            <text:list-item>
                              <text:p text:style-name="P88">Erlking gave her the features of the greatest hunters, the bird of prey and the great cat. This gives her distinctiveness to her vampiric forms.</text:p>
                            </text:list-item>
                            <text:list-item>
                              <text:p text:style-name="P88">The fae mothers gave her the unfailing love of a mother to the vampires she is charged with. They have caused the title of the great mother of the vampires to be fulfilled in her.</text:p>
                            </text:list-item>
                            <text:list-item>
                              <text:p text:style-name="P88">The red king gave her ultimate power. The spell was originally the typical ascendency to demigodhood but he found ways to channel more and more and more power from the whole court and all vampires long dead to superpower the spell and propel her into the realm of the first ones.</text:p>
                            </text:list-item>
                            <text:list-item>
                              <text:p text:style-name="P92"><text:soft-page-break/>Satan came and gave to her the catholic aspects she possesses. He gave both infernal and supernal aspects as both benefit his earthly empire. She will be drawn to the church and the church will favour her by his will. <text:span text:style-name="T94">He also bestowed a touch of the outer darkness, which he bargained and sacrificed for to obtain from his arch enemies (the outsiders).</text:span></text:p>
                            </text:list-item>
                            <text:list-item>
                              <text:p text:style-name="P88">The four wise ones came by night, on the first, second, third and fourth nights <text:span text:style-name="T90">at midnight</text:span>. <text:span text:style-name="T90">Then a final sacrifice at sunset on the fifth. All</text:span> while she rested <text:span text:style-name="T90">peacefully</text:span> in the altar.</text:p>
                              <text:list>
                                <text:list-item>
                                  <text:p text:style-name="P88">First came the black court, the greatest elder sacrificed himself and was burnt, <text:span text:style-name="T91">ashes sprinkled</text:span> on the altar as an offering that the new queen should be imparted with the black court being and be merciful upon them.</text:p>
                                </text:list-item>
                                <text:list-item>
                                  <text:p text:style-name="P89"><text:span text:style-name="T89">Second</text:span> came the <text:span text:style-name="T89">white</text:span> court, the greatest elder sacrificed himself and was burnt, <text:span text:style-name="T91">ashes sprinkled on the altar</text:span> on the altar as an offering that the new queen should be imparted with the <text:span text:style-name="T89">white</text:span> court being and be merciful upon them.</text:p>
                                </text:list-item>
                                <text:list-item>
                                  <text:p text:style-name="P89"><text:span text:style-name="T89">Third</text:span> came the <text:span text:style-name="T89">phage of the fae</text:span>, the greatest elder sacrificed himself and was burnt, <text:span text:style-name="T91">ashes sprinkled on the altar</text:span> <text:span text:style-name="T89">and a rite performed at the alter in great voice (silently)</text:span> as an offering that the new queen should be imparted with the <text:span text:style-name="T89">all the phages</text:span> being and be merciful upon them.</text:p>
                                </text:list-item>
                                <text:list-item>
                                  <text:p text:style-name="P93">Fourth came the black magicians, the necromancers, neuromancers, and others. The greatest among them was tackled and killed, then burnt <text:span text:style-name="T91">and the ashes sprinked on the altar as an offering that the new queen should be imparted with the white court being and be merciful upon them, </text:span>and bring them the greatest power.</text:p>
                                </text:list-item>
                                <text:list-item>
                                  <text:p text:style-name="P90"><text:span text:style-name="T90">Finally</text:span> came the <text:span text:style-name="T90">undead</text:span>, the greatest <text:span text:style-name="T90">necromancers</text:span> sacrificed <text:span text:style-name="T90">many species of undead, who were burnt and their combined ash</text:span> <text:span text:style-name="T91">sprinkled </text:span>on<text:span text:style-name="T90">to</text:span> the altar, <text:span text:style-name="T90">and a silent rite performed,</text:span> as an offering that the new queen should be imparted with the <text:span text:style-name="T90">energy of undeath</text:span> and be merciful upon them.</text:p>
                                </text:list-item>
                                <text:list-item>
                                  <text:p text:style-name="P94">During the first four days nightmare creatures of all sorts sat vigil before the altar, contemplating the coming queen, and quietly making prayers and petitions to the long waited slumbering god.</text:p>
                                </text:list-item>
                                <text:list-item>
                                  <text:p text:style-name="P95">All were silent in her presence as prophesy has spoken that she is the “lord of silence”.</text:p>
                                </text:list-item>
                                <text:list-item>
                                  <text:p text:style-name="P96">The final night was reserved for powers and principalities. The greatest of beings passed through bearing gifts of self, their own power or their own being, that the new queen may keep a peace between their peoples. The area was deserted by midnight to prepare for her rising. <text:span text:style-name="T92">This is the night she received the significant gifts mentioned above.</text:span></text:p>
                                  <text:p text:style-name="P91"/>
                                </text:list-item>
                              </text:list>
                            </text:list-item>
                          </text:list>
                        </text:list-item>
                        <text:list-item>
                          <text:p text:style-name="P97">Fellowship of St. Giles structure:</text:p>
                          <text:list>
                            <text:list-item>
                              <text:p text:style-name="P97">Essentially American Army structure.</text:p>
                            </text:list-item>
                            <text:list-item>
                              <text:p text:style-name="P98">Operationally <text:span text:style-name="T79">distributed, working in cells which operated independantly taking action by opportunity. Relying on illegitimate means to support themselves. Terrorists. They work with catholic church representative where possible and have a very intimate relation with the church.</text:span></text:p>
                            </text:list-item>
                            <text:list-item>
                              <text:p text:style-name="P99">The fellowship is hundreds of years old.</text:p>
                            </text:list-item>
                            <text:list-item>
                              <text:p text:style-name="P100">Soldiers never ever stop moving.</text:p>
                            </text:list-item>
                            <text:list-item>
                              <text:p text:style-name="P100">They have never stopped researching a cure for red court <text:soft-page-break/>vampirism, one of many initiatives to attain the red court distruction and free humans from their vampirism.</text:p>
                            </text:list-item>
                            <text:list-item>
                              <text:p text:style-name="P100">The fellowship has a clear intention of not winning against the reds but of genocide and killing every last one.</text:p>
                            </text:list-item>
                            <text:list-item>
                              <text:p text:style-name="P97">The force is heavily balanced to leverage intelligence over <text:span text:style-name="T77">brute force. The reds are hell on wheels when faced in battle due to strength and speed. They are also inconsistent and unbalanced (which we know now is corruption, and feeding effects) which makes them vulnerable to well planned strikes.</text:span></text:p>
                            </text:list-item>
                            <text:list-item>
                              <text:p text:style-name="P101">The sniper force is large due to the fact the snipers can take position far away from a target and thereby have a good chance of evading retaliation.</text:p>
                              <text:list>
                                <text:list-item>
                                  <text:p text:style-name="P101">The <text:span text:style-name="T78">first </text:span>primary mission of the fellowship <text:span text:style-name="T78">is defensive, altruistic, which is</text:span> deploying medical services, army medical, to bind wounds and psychological to bind trauma. Also there are specialists to deal with the effects of the venom, but if the venom addiction is too heavy the subject is beyond saving. Thralls are often subjected to a full feeding before they get to the doctors though (ie. killed).</text:p>
                                </text:list-item>
                                <text:list-item>
                                  <text:p text:style-name="P98">The other primary mission is offensive. As mentioned sirect confrontation is not an options so they use exposure. The research, and information gathering via infiltration is used to expose the existence of the court and the evils they cause. This is an excellent fit for investigative reporters and unprecidented experience.</text:p>
                                </text:list-item>
                                <text:list-item>
                                  <text:p text:style-name="P98">They are composed of paranormal outcasts, all of which hate the reds with a passion.</text:p>
                                </text:list-item>
                                <text:list-item>
                                  <text:p text:style-name="P99">They are allied with the <text:span text:style-name="T84">Venatori Umbrorum</text:span></text:p>
                                </text:list-item>
                                <text:list-item>
                                  <text:p text:style-name="P39"><text:span text:style-name="T85">The Venatori Umbrorum </text:span><text:span text:style-name="T84">were an ancient, secret brotherhood, joined together to fight supernatural darkness wherever they could</text:span><text:span text:style-name="T85">, using fire and flamethrowers as primary weapons. they were academic sorts, and though several of the Venatori had various forms of military experience, their true strength lay in utilizing human legal systems and analyzing information brought together from widely dispersed sources.</text:span></text:p>
                                </text:list-item>
                                <text:list-item>
                                  <text:p text:style-name="P102">The are not as many fellowship, at least during the war.</text:p>
                                </text:list-item>
                                <text:list-item>
                                  <text:p text:style-name="P102">supply chains, intelligence, and support, attacking from the mortal end of things. Red Court infiltrators within human society are unmasked. Humans controlled by the Red Court have been arrested, framed, or killed—or else abducted to be forcibly freed of their addiction. </text:p>
                                </text:list-item>
                                <text:list-item>
                                  <text:p text:style-name="P40"><text:span text:style-name="T86">Fellowship motto </text:span><text:span text:style-name="T87">“</text:span><text:span text:style-name="T80">Stay on mission.”</text:span></text:p>
                                  <text:list>
                                    <text:list-item>
                                      <text:p text:style-name="P40"><text:span text:style-name="T81"><text:s/>latin “</text:span><text:bookmark text:name="result_box"/><text:span text:style-name="T88">manere in missione</text:span><text:span text:style-name="T83">” </text:span></text:p>
                                    </text:list-item>
                                    <text:list-item>
                                      <text:p text:style-name="P40"><text:span text:style-name="T83">spanish “</text:span><text:bookmark text:name="result_box1"/><text:span text:style-name="T83">Permanecer en misión” </text:span></text:p>
                                    </text:list-item>
                                    <text:list-item>
                                      <text:p text:style-name="P40"><text:span text:style-name="T83">german </text:span><text:bookmark text:name="result_box2"/><text:span text:style-name="T83">“</text:span><text:span text:style-name="T82">Bleiben auf Mission</text:span><text:span text:style-name="T83">”</text:span></text:p>
                                    </text:list-item>
                                  </text:list>
                                </text:list-item>
                              </text:list>
                            </text:list-item>
                          </text:list>
                        </text:list-item>
                      </text:list>
                    </text:list-item>
                  </text:list>
                </text:list-item>
              </text:list>
            </text:list-item>
          </text:list>
        </text:list-item>
      </text:list>
      <text:p text:style-name="P4"/>
      <text:p text:style-name="P4"/>
      <text:p text:style-name="P5"/>
      <text:p text:style-name="P4"/>
      <text:p text:style-name="P4"/>
      <text:p text:style-name="P9"/>
      <text:p text:style-name="P9">Coat of arms for susans empire:</text:p>
      <text:p text:style-name="P9"/>
      <text:p text:style-name="P9">A dark woman in a dress appeared to bear the coat of arms on her shoulders while crouched, with a sword outstretched to either side. Her mouth was open and fangs prominent. She is the coat of arms <text:soft-page-break/>compartment. To the right a panther is represented with one arm holding a flail ready to strike, then on the left is a pheonix bearing a crook on which it appears to lean. The crest is a terrible but majestic crown sitting on a golden open faced helm. On the top of the crest is portrayed a dark and terrible representation of a Seraphim, or perhaps demon-phim if there is such a thing, with it's wings outstretched behind the whole of the coat of arms. The wreath is a dark but glorious crown. The shield was with ordinary in chief. The lowest field was blood red and the upper was Tyrian purple. The lower contained a messenger pigeon with a scroll in it's beak and the upper was divided with the left containing a triad of oak trees and the right had a prominent cross flory. There was writing ...enochian.... The motto is in three parts. The engravings flow in a ribbon below the woman. It reads, `` \enochian{BIAH OL CHTZVT OE MTIF SIAION, OL LECHAPPES OE MTIF <text:s/>TM TT - KRK'M, OL <text:s/>LCHSHVF L GV OIAD HRM OL DRILPI LT}'' Finally etched into the hilt of the swords I seen when the crook and the staff were laid on the altar was the phrase \enochian{SHAKAR ON CA SVZN RVDRGZ}</text:p>
      <text:p text:style-name="P9"/>
      <text:p text:style-name="P9">Motto and battlecry</text:p>
      <text:p text:style-name="P9">%translation::</text:p>
      <text:p text:style-name="P9">% Sinister order of altai</text:p>
      <text:p text:style-name="P9">% To stand at midnight in her temples</text:p>
      <text:p text:style-name="P9">% to seek in her subterranean chambers</text:p>
      <text:p text:style-name="P9">% To reveal atop the mountains of great Altai</text:p>
      <text:p text:style-name="P9">% To wield the darkest of power</text:p>
      <text:p text:style-name="P9">% To proclaim her most unholy Mysteries</text:p>
      <text:p text:style-name="P9"/>
      <text:p text:style-name="P9">% SDR FL OL LT</text:p>
      <text:p text:style-name="P9">% BIAH OL CHTZVT OE MTIF SIAION</text:p>
      <text:p text:style-name="P9">% OL LECHAPPES OE MTIF <text:s/>TM TT - KRK'M</text:p>
      <text:p text:style-name="P9">% OL <text:s/>LCHSHVF L GV OIAD HRM OL DRILPI LT</text:p>
      <text:p text:style-name="P9">% OL LEHAF'IL OIAD HFLH VVTR OL NANAEEL</text:p>
      <text:p text:style-name="P9">% OL LHCHRZ MTIF L-BALTOH NORA CICLES</text:p>
      <text:p text:style-name="P4"/>
      <text:p text:style-name="P8">Susan's Enn: Shakar on ca Susan Rodriguez</text:p>
      <text:p text:style-name="P8">Based on a real world vampiric invocation enn, for an aspect of Lilith.</text:p>
      <text:p text:style-name="P8">Shakar is hebrew and means to be or become drunk or drunken</text:p>
      <text:p text:style-name="P8"><text:s/>no translation available for ON CA (is in daemonic).</text:p>
      <text:p text:style-name="P8">SHAKAR ON CA SVZN RVDRGZ</text:p>
      <text:p text:style-name="P6"/>
      <text:p text:style-name="P4"/>
      <text:p text:style-name="P4"/>
      <text:p text:style-name="P7">Highly skilled vampires can also control time, plants, metal, air, water, electricity and what nots</text:p>
      <text:h text:style-name="P11" text:outline-level="2">You will be able to speak and understand every language known to man.</text:h>
      <text:p text:style-name="P7"/>
      <text:p text:style-name="P7"/>
      <text:p text:style-name="P7"/>
      <text:p text:style-name="P18">You were marked for this from the beginning. A unique virtue.</text:p>
      <text:p text:style-name="P18">Fear of commitment. Record breaking stubbornness?</text:p>
      <text:p text:style-name="P18">Ijcorruptahility. <text:s/>Unique.</text:p>
      <text:p text:style-name="P18">indefinate madness</text:p>
      <text:p text:style-name="P18">Infected first, first kill Physical. temporary madness. next kill madness is permanent. The third fall, <text:soft-page-break/>corruption of the spirit, of the will. mania resulting in narcissism, massicism, more. <text:s/>Most are corrupted immediately occasionally after one no more than two brutal feedings brought on by the physical vampire. Souls are the same vampire souls are born in innocence and must be corrupted as well. Their inn9cence is quickly and brutally murdered in the horrific energies of the feeding. You were close to brutally sla7ghter8ng a town and were going feral. The Ijcorruptahility of your soul broke the will of your vampire body and changed it as you grew. They damn near had to call 8n the army.</text:p>
      <text:p text:style-name="P18"/>
      <text:p text:style-name="P12">We needed you to take up this mantle you were the only one who could bear it. Anyone else would be corrupted immediately and at the whim of its creator. Controlled by his purp9se. Now that you have it it is yours through all time. In all the past. In all f7tures. It cannot be taken away nor can your power. You are changing them susan. Your will flows to them and enlightens them. Stirring in them is devotion dignity concern for prey and for their own clans. You protect us and help them heal and grow carving a natural albeit monstrous place 8n this world at the top of the food chain. So we will take your power in trust. Me and the mothers. In exchange you can live the human life you wanted before with Harry if he desires it. We w9nt interfere. Your true divinity may show through during times of strong emotion so be careful. The vampires will continue to change also just by virtue of your very existence. You are their God and your spirit will continue to nurture them. It will take a very long time though. We will meet again when we are next at chichen itza.</text:p>
      <text:p text:style-name="P12"/>
      <text:p text:style-name="P18">You are from your ascension now the beating heart of every vampire where there was none before. You are the miss8ng piece of their soul. The warmth and nobility they did not have. <text:s/>They have and will always be the monsters humans would say of them but you g8ve them the dignity expected of a species at the top of the food chain. All vampiric species are uniting. 4 courts and phage of the nevernever for the first time. 5 elements of the great predators. Mab dislikes you. The mothers will take care of her while you and Harry have your life.</text:p>
      <text:p text:style-name="P18"/>
      <text:p text:style-name="P18"/>
      <text:p text:style-name="P18"/>
      <text:p text:style-name="P19"/>
      <text:p text:style-name="P19">Fellowship of St. Giles Soldier's Creed</text:p>
      <text:p text:style-name="P19"/>
      <text:p text:style-name="P19"><text:s text:c="4"/>I am a Fellowship Soldier.</text:p>
      <text:p text:style-name="P19"><text:s text:c="4"/>I am a Warrior and a member of a team.</text:p>
      <text:p text:style-name="P19"><text:s text:c="4"/>I serve good, and live the Fellowship Values.</text:p>
      <text:p text:style-name="P19"><text:s text:c="4"/>I will always place the mission first.</text:p>
      <text:p text:style-name="P19"><text:s text:c="4"/>I will never accept defeat.</text:p>
      <text:p text:style-name="P19"><text:s text:c="4"/>I will never quit.</text:p>
      <text:p text:style-name="P19"><text:s text:c="4"/>I will never leave a fallen comrade.</text:p>
      <text:p text:style-name="P19"><text:s text:c="4"/>I am disciplined, physically and mentally tough, trained and proficient in my warrior tasks and drills.</text:p>
      <text:p text:style-name="P19"><text:s text:c="4"/>I always maintain my arms, my equipment and myself.</text:p>
      <text:p text:style-name="P19"><text:s text:c="4"/>I am an expert and I am a professional.</text:p>
      <text:p text:style-name="P19"><text:s text:c="4"/>I stand ready to deploy, engage, and destroy the enemies of humanity, in close combat.</text:p>
      <text:p text:style-name="P19"><text:s text:c="4"/>I am a guardian of freedom and the right way of life.</text:p>
      <text:p text:style-name="P19"><text:s text:c="4"/>I am a Fellowship Soldier.</text:p>
      <text:p text:style-name="P19"/>
      <text:p text:style-name="P19"/>
      <text:p text:style-name="P19">Snipers's Creed</text:p>
      <text:p text:style-name="P19"/>
      <text:p text:style-name="P19">This is my rifle. </text:p>
      <text:p text:style-name="P19"><text:soft-page-break/>There are many like it, but this one is mine.</text:p>
      <text:p text:style-name="P19"/>
      <text:p text:style-name="P19">My rifle is my best friend. It is my life. </text:p>
      <text:p text:style-name="P19">I must master it as I must master my life.</text:p>
      <text:p text:style-name="P19"/>
      <text:p text:style-name="P19">Without me, my rifle is useless. Without my rifle, I am useless. </text:p>
      <text:p text:style-name="P19">I must fire my rifle true. </text:p>
      <text:p text:style-name="P19">I must shoot straighter than my enemy who is trying to kill me. </text:p>
      <text:p text:style-name="P19">I must shoot him before he shoots me, and I will.</text:p>
      <text:p text:style-name="P19"/>
      <text:p text:style-name="P19">My rifle and I have love knowing that what counts in war is not the rounds we fire, </text:p>
      <text:p text:style-name="P19">the noise of our burst, nor the smoke we make. We know that it is the hits that count, and we will fire true.</text:p>
      <text:p text:style-name="P19"/>
      <text:p text:style-name="P19">My rifle is loved, even as I, because it is my life. </text:p>
      <text:p text:style-name="P19">Thus, I will learn it as a sister. </text:p>
      <text:p text:style-name="P19">I will learn its weaknesses, its strength, </text:p>
      <text:p text:style-name="P19"><text:s/>its parts, its accessories, its sights and its barrel.</text:p>
      <text:p text:style-name="P19"/>
      <text:p text:style-name="P19">I will keep my rifle clean and ready, even as I am clean and ready. </text:p>
      <text:p text:style-name="P19">We will become part of each other, we will be one.</text:p>
      <text:p text:style-name="P19"/>
      <text:p text:style-name="P19">Before God, I swear this creed. </text:p>
      <text:p text:style-name="P19">My rifle and myself are the defenders of good. </text:p>
      <text:p text:style-name="P19">We are the masters of our enemy. We are the saviors of my life.</text:p>
      <text:p text:style-name="P19"/>
      <text:p text:style-name="P19">So be it, until there is no enemy, but peace. Amen.</text:p>
      <text:p text:style-name="P19"/>
      <text:p text:style-name="P19"/>
      <text:p text:style-name="P13"/>
      <text:p text:style-name="P14">red court if burnt sometimes leaves a true form body.</text:p>
      <text:p text:style-name="P14"/>
      <text:p text:style-name="P15">Gregor the black elder, becomes main antagonist from when he killed her thralls. He spawned the children of the playground. He fights to defend the ways of the vampire as he sees it, fighting for all courts. He is a prophet not a leader, and would like nothing better than to lead susan into corruption which is what he calls the traditional ways. He dismisses listens to wind as demented.</text:p>
      <text:p text:style-name="P17">He was turned around the year 1350 at the peak of the black death (plague). He was cured by his turning and so hates the human form for it's weakness yet glorifies the vampire form for it's perfection since it was the form that saved his life. He feels everything he understands about the vampire society is perfect, corruption is true and might is right. He finds no inherent value in humanity about being burgers and fries and treatment of the prey is of no concern to him except he prefers harsh treatment to discipline the animals and just from his hatred of humans and their nature. social darwinist, eugenic, nineangles.</text:p>
      <text:p text:style-name="P15"/>
      <text:p text:style-name="P15"><text:soft-page-break/></text:p>
      <text:p text:style-name="P16">Standard rite of the dead in the fellowship is decapitation then burning on a pire</text:p>
      <text:p text:style-name="P16">unofficially everyone smokes as the flames of the pyre burn, showing honor for</text:p>
      <text:p text:style-name="P16">fallen soldiers. The rite is to prevent the fallen from coming back undead such as if they were falled by the attack of black court. How they actually died is irrelevant, same ceremony. If the rite could not be performed if possible decapitation is done for samesaid reason.</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ce style:name="Liberation Mono1" svg:font-family="'Liberation Mono'"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7T02:03:13.019247760</dc:date>
    <meta:editing-duration>PT13H21M56S</meta:editing-duration>
    <meta:editing-cycles>138</meta:editing-cycles>
    <meta:generator>LibreOffice/5.3.6.1$FreeBSD_X86_64 LibreOffice_project/30m0$Build-1</meta:generator>
    <meta:document-statistic meta:table-count="0" meta:image-count="0" meta:object-count="0" meta:page-count="14" meta:paragraph-count="229" meta:word-count="7129" meta:character-count="39982" meta:non-whitespace-character-count="33136"/>
  </office:meta>
</office:document-meta>
</file>